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2.41pt"/>
    </style:style>
    <style:style style:name="ro1" style:family="table-row">
      <style:table-row-properties style:row-height="176.66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88.31pt" fo:break-before="auto" style:use-optimal-row-height="true"/>
    </style:style>
    <style:style style:name="ro4" style:family="table-row">
      <style:table-row-properties style:row-height="181.5pt" fo:break-before="auto" style:use-optimal-row-height="true"/>
    </style:style>
    <style:style style:name="ro5" style:family="table-row">
      <style:table-row-properties style:row-height="165pt" fo:break-before="auto" style:use-optimal-row-height="true"/>
    </style:style>
    <style:style style:name="ro6" style:family="table-row">
      <style:table-row-properties style:row-height="192.76pt" fo:break-before="auto" style:use-optimal-row-height="true"/>
    </style:style>
    <style:style style:name="ro7" style:family="table-row">
      <style:table-row-properties style:row-height="200.01pt" fo:break-before="auto" style:use-optimal-row-height="true"/>
    </style:style>
    <style:style style:name="ro8" style:family="table-row">
      <style:table-row-properties style:row-height="170.25pt" fo:break-before="auto" style:use-optimal-row-height="true"/>
    </style:style>
    <style:style style:name="ro9" style:family="table-row">
      <style:table-row-properties style:row-height="141.6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euristics: smooth: 100 steep 1</text:p>
            <text:p>number of games played: 20</text:p>
            <text:p>scores: [36176, 15872, 32656, 34176, 27276, 10576, 34840, 11340, 16504, 23560, 34728, 14604, 35548, 25676, 14356, 35496, 25592, 33848, 23376, 16416]</text:p>
            <text:p>highest tile: [2048, 1024, 2048, 2048, 2048, 1024, 2048, 1024, 1024, 2048, 2048, 1024, 2048, 2048, 1024, 2048, 2048, 2048, 2048, 1024]</text:p>
            <text:p>game_durations: [96.73583579063416, 52.39193320274353, 52.67821907997131, 51.56854486465454, 38.25239014625549, 19.67191195487976, 44.21521043777466, 17.985549449920654, 27.927000999450684, 32.51527261734009, 43.07546591758728, 23.546759366989136, 46.244789123535156, 38.288533449172974, 25.042492151260376, 46.99604082107544, 33.5068359375, 49.29959464073181, 34.38298034667969, 23.68748426437378]</text:p>
            <text:p>win rate: 0.65</text:p>
            <text:p>average score: 25130.8</text:p>
            <text:p>7000+ proportion: 1.0</text:p>
            <text:p>512 amount: 0.0</text:p>
            <text:p>1024 amount: 0.35</text:p>
            <text:p>2048 amount: 0.65</text:p>
            <text:p>4096 amount: 0.0</text:p>
            <text:p>average time: 39.90064222812653</text:p>
            <text:p>average high tile: 1689.6</text:p>
            <text:p/>
          </table:table-cell>
        </table:table-row>
        <table:table-row table:style-name="ro2">
          <table:table-cell/>
          <table:table-cell office:value-type="string" calcext:value-type="string">
            <text:p>Sm = 1 St = 25 BAD</text:p>
            <text:p>Sm =1 St = 35 BAD</text:p>
          </table:table-cell>
        </table:table-row>
        <table:table-row table:style-name="ro1">
          <table:table-cell/>
          <table:table-cell office:value-type="string" calcext:value-type="string">
            <text:p>Heuristics: smooth: 90 steep 1</text:p>
            <text:p>number of games played: 20</text:p>
            <text:p>scores: [36380, 27504, 16084, 12232, 28788, 12456, 12224, 15448, 33152, 23212, 16480, 10776, 12532, 16524, 12956, 10588, 31468, 27064, 34244, 27896]</text:p>
            <text:p>highest tile: [2048, 2048, 1024, 1024, 2048, 1024, 1024, 1024, 2048, 2048, 1024, 1024, 1024, 1024, 1024, 1024, 2048, 2048, 2048, 2048]</text:p>
            <text:p>game_durations: [44.93636727333069, 39.788827419281006, 26.340882778167725, 20.1471951007843, 37.6457679271698, 21.07304835319519, 21.87822151184082, 25.112269401550293, 39.913421392440796, 30.558943510055542, 24.93063998222351, 19.726933479309082, 21.18516182899475, 28.25566816329956, 22.16539978981018, 18.560139417648315, 40.93455386161804, 36.530781507492065, 45.3830840587616, 38.44695448875427]</text:p>
            <text:p>win rate: 0.45</text:p>
            <text:p>average score: 20900.4</text:p>
            <text:p>7000+ proportion: 1.0</text:p>
            <text:p>512 amount: 0.0</text:p>
            <text:p>1024 amount: 0.55</text:p>
            <text:p>2048 amount: 0.45</text:p>
            <text:p>4096 amount: 0.0</text:p>
            <text:p>average time: 30.175713062286377</text:p>
            <text:p>average high tile: 1484.8</text:p>
            <text:p/>
          </table:table-cell>
        </table:table-row>
        <table:table-row table:style-name="ro3">
          <table:table-cell/>
          <table:table-cell office:value-type="string" calcext:value-type="string">
            <text:p>Heuristics: smooth: 30 steep 1</text:p>
            <text:p>number of games played: 100</text:p>
            <text:p>scores: [27624, 31268, 15916, 16596, 27096, 32508, 36184, 36080, 14688, 61972, 28648, 7420, 27280, 36504, 32684, 32112, 28324, 26616, 16372, 17248, 26640, 16048, 15352, 12328, 35908, 25976, 20060, 32936, 16200, 32268, 16612, 34620, 34136, 17816, 14384, 17560, 16632, 14504, 15680, 16408, 50104, 16368, 7484, 12464, 38340, 27496, 7364, 36168, 27496, 16424, 16212, 17200, 16364, 14412, 32340, 52280, 27372, 33980, 17112, 33840, 24040, 24000, 8044, 15080, 34172, 18108, 26948, 56928, 28628, 35816, 20160, 35500, 27912, 14856, 21780, 3340, 16144, 27140, 37112, 12896, 7304, 19456, 24392, 16180, 16644, 27660, 12888, 25668, 35468, 35016, 31648, 47904, 15796, 9436, 13040, 17780, 32708, 13960, 32796, 16488]</text:p>
            <text:p>highest tile: [2048, 2048, 1024, 1024, 2048, 2048, 2048, 2048, 1024, 4096, 2048, 512, 2048, 2048, 2048, 2048, 2048, 2048, 1024, 1024, 2048, 1024, 1024, 1024, 2048, 2048, 1024, 2048, 1024, 2048, 1024, 2048, 2048, 1024, 1024, 1024, 1024, 1024, 1024, 1024, 4096, 1024, 512, 1024, 2048, 2048, 512, 2048, 2048, 1024, 1024, 1024, 1024, 1024, 2048, 4096, 2048, 2048, 1024, 2048, 2048, 2048, 512, 1024, 2048, 1024, 2048, 4096, 2048, 2048, 1024, 2048, 2048, 1024, 2048, 256, 1024, 2048, 2048, 1024, 512, 1024, 2048, 1024, 1024, 2048, 1024, 2048, 2048, 2048, 2048, 4096, 1024, 512, 1024, 1024, 2048, 1024, 2048, 1024]</text:p>
            <text:p>game_durations: [83.77386546134949, 59.463634967803955, 52.61682915687561, 63.34821343421936, 85.85790657997131, 89.37866353988647, 49.634793281555176, 52.09064865112305, 29.336240530014038, 77.6456356048584, 43.358787536621094, 14.08023452758789, 41.1765775680542, 50.27261209487915, 45.406351804733276, 44.23262596130371, 37.97369384765625, 37.59579110145569, 25.725075244903564, 30.58603262901306, 41.76782536506653, 26.385578155517578, 25.106128931045532, 19.561010360717773, 47.25024151802063, 37.48215651512146, 31.262216091156006, 48.012815713882446, 28.57765793800354, 43.682353496551514, 29.357852458953857, 48.052152156829834, 44.698320150375366, 31.63968324661255, 23.152580738067627, 31.092460870742798, 26.723764657974243, 24.95889186859131, 25.036757707595825, 28.434152603149414, 54.348779916763306, 26.22324776649475, 17.673137187957764, 22.780176639556885, 46.02011203765869, 51.59831476211548, 17.54969882965088, 50.425785303115845, 41.71614217758179, 30.109902143478394, 29.72333860397339, 28.997976064682007, 28.221133708953857, 25.369889497756958, 47.867743253707886, 66.27231454849243, 43.4425413608551, 49.583110332489014, 29.42521047592163, 51.47706890106201, 35.20150423049927, 38.2429518699646, 35.75541949272156, 34.98215866088867, 51.015647888183594, 30.575817584991455, 40.006301403045654, 94.2770254611969, 90.33728766441345, 76.30107688903809, 31.08932638168335, 45.48101544380188, 40.96739339828491, 26.784746170043945, 29.907027006149292, 9.68759822845459, 26.071391820907593, 38.03667712211609, 52.81659936904907, 22.980278968811035, 16.272536277770996, 32.29545712471008, 35.54159212112427, 27.632912635803223, 25.81318712234497, 35.534982204437256, 23.79957675933838, 36.92668962478638, 48.82899713516235, 47.19959878921509, 42.817503452301025, 52.50968050956726, 27.070464849472046, 19.482283353805542, 23.68155264854431, 32.61101317405701, 48.396119832992554, 25.052162408828735, 49.886146068573, 30.680595636367798]</text:p>
            <text:p>win rate: 0.52</text:p>
            <text:p>average score: 24268.64</text:p>
            <text:p>7000+ proportion: 0.99</text:p>
            <text:p>512 amount: 0.06</text:p>
            <text:p>1024 amount: 0.41</text:p>
            <text:p>2048 amount: 0.47</text:p>
            <text:p>4096 amount: 0.05</text:p>
            <text:p>average time: 39.671647343635556</text:p>
            <text:p>average high tile: 1620.48</text:p>
            <text:p>Remarks: </text:p>
            <text:p>Press Enter to continue...</text:p>
          </table:table-cell>
        </table:table-row>
        <table:table-row table:style-name="ro4">
          <table:table-cell/>
          <table:table-cell office:value-type="string" calcext:value-type="string">
            <text:p>Heuristics: smooth: 110 steep 1</text:p>
            <text:p>number of games played: 20</text:p>
            <text:p>scores: [27876, 32552, 7480, 36880, 37848, 18072, 16924, 16224, 27488, 45264, 16344, 39372, 23488, 27120, 71040, 16576, 15480, 40124, 26812, 34916]</text:p>
            <text:p>highest tile: [2048, 2048, 512, 2048, 2048, 1024, 1024, 1024, 2048, 4096, 1024, 2048, 2048, 2048, 4096, 1024, 1024, 2048, 2048, 2048]</text:p>
            <text:p>game_durations: [74.69846868515015, 90.52076053619385, 28.35736083984375, 104.48658561706543, 98.75648927688599, 37.04699397087097, 29.179434299468994, 29.37172770500183, 48.910863637924194, 78.12344884872437, 28.429347038269043, 51.16988754272461, 33.615856647491455, 40.20585298538208, 77.50798463821411, 28.870177507400513, 27.310243606567383, 67.46718692779541, 74.88385772705078, 47.04390907287598]</text:p>
            <text:p>win rate: 0.65</text:p>
            <text:p>average score: 28894.0</text:p>
            <text:p>7000+ proportion: 1.0</text:p>
            <text:p>512 amount: 0.05</text:p>
            <text:p>1024 amount: 0.3</text:p>
            <text:p>2048 amount: 0.55</text:p>
            <text:p>4096 amount: 0.1</text:p>
            <text:p>average time: 54.797821855545045</text:p>
            <text:p>average high tile: 1868.8</text:p>
            <text:p>Remarks: </text:p>
            <text:p>Press Enter to continue...</text:p>
          </table:table-cell>
        </table:table-row>
        <table:table-row table:style-name="ro3">
          <table:table-cell/>
          <table:table-cell office:value-type="string" calcext:value-type="string">
            <text:p>Heuristics: smooth: 100 steep 1</text:p>
            <text:p>number of games played: 100</text:p>
            <text:p>scores: [27520, 14668, 32440, 16500, 36104, 16128, 15448, 31620, 30988, 15904, 12912, 16196, 12388, 14784, 20052, 29056, 15564, 15896, 35788, 23936, 16488, 34020, 27492, 5764, 5424, 35804, 26884, 33120, 27348, 27432, 12472, 32868, 16356, 18684, 27124, 3492, 17108, 23108, 26128, 25304, 27256, 27992, 7304, 26380, 33840, 16400, 52020, 16096, 16264, 17932, 33580, 16076, 35508, 16420, 18536, 16976, 16540, 6960, 32184, 30692, 16380, 18316, 3240, 35444, 24020, 28044, 26660, 26344, 33836, 7224, 11088, 6200, 3468, 17196, 16444, 27572, 3040, 34820, 27804, 32156, 11152, 6944, 15012, 16008, 15444, 47620, 12224, 15460, 17200, 16176, 16432, 15944, 18316, 35496, 17068, 17692, 11380, 12088, 16496, 36416]</text:p>
            <text:p>highest tile: [2048, 1024, 2048, 1024, 2048, 1024, 1024, 2048, 2048, 1024, 1024, 1024, 1024, 1024, 1024, 2048, 1024, 1024, 2048, 2048, 1024, 2048, 2048, 512, 512, 2048, 2048, 2048, 2048, 2048, 1024, 2048, 1024, 1024, 2048, 256, 1024, 2048, 2048, 2048, 2048, 2048, 512, 2048, 2048, 1024, 4096, 1024, 1024, 1024, 2048, 1024, 2048, 1024, 1024, 1024, 1024, 512, 2048, 2048, 1024, 1024, 256, 2048, 2048, 2048, 2048, 2048, 2048, 512, 1024, 512, 256, 1024, 1024, 2048, 256, 2048, 2048, 2048, 1024, 512, 1024, 1024, 1024, 4096, 1024, 1024, 1024, 1024, 1024, 1024, 1024, 2048, 1024, 1024, 1024, 1024, 1024, 2048]</text:p>
            <text:p>game_durations: [32.35996770858765, 23.721107721328735, 40.084391355514526, 23.754771947860718, 38.27330160140991, 25.504900217056274, 24.086464166641235, 40.794339656829834, 39.604185581207275, 24.26304006576538, 19.94027853012085, 21.892197847366333, 20.608297109603882, 22.118435621261597, 30.805967330932617, 38.56210017204285, 23.720733642578125, 24.837905406951904, 41.54139685630798, 29.489019632339478, 24.930524826049805, 39.892263412475586, 32.11643409729004, 10.770246267318726, 10.616554021835327, 43.08121943473816, 35.074119567871094, 38.1545512676239, 40.50270223617554, 67.28494930267334, 43.646543741226196, 95.6217348575592, 57.12118148803711, 61.25725722312927, 78.62103247642517, 19.71327018737793, 55.522647857666016, 63.585994482040405, 49.63732600212097, 36.87438440322876, 36.600480794906616, 37.344613552093506, 20.19192409515381, 77.04921340942383, 86.59326267242432, 54.64963936805725, 130.37622165679932, 24.782538652420044, 23.04146933555603, 27.888646602630615, 40.455978870391846, 25.5507652759552, 42.012887954711914, 26.396117687225342, 26.790470123291016, 26.270009756088257, 25.787323236465454, 12.341945171356201, 38.54025197029114, 40.5862250328064, 25.5810067653656, 27.6433424949646, 8.426866292953491, 43.88431119918823, 31.40815758705139, 34.01913809776306, 34.67564511299133, 33.25709939002991, 41.13472247123718, 14.718279838562012, 17.9289333820343, 12.35112452507019, 8.207696676254272, 26.461374759674072, 26.850451946258545, 38.837411642074585, 7.709932565689087, 45.64465808868408, 34.41767334938049, 38.4699490070343, 17.912637948989868, 12.074136018753052, 22.916256427764893, 26.19343066215515, 26.814541578292847, 49.896228551864624, 19.045567989349365, 25.49507713317871, 26.946748971939087, 24.190979719161987, 26.367456197738647, 26.955482006072998, 27.817105770111084, 43.90221166610718, 27.674702167510986, 26.69502353668213, 18.802897930145264, 18.244856119155884, 28.37636113166809, 45.48071527481079]</text:p>
            <text:p>win rate: 0.42</text:p>
            <text:p>average score: 21111.32</text:p>
            <text:p>7000+ proportion: 0.91</text:p>
            <text:p>512 amount: 0.07</text:p>
            <text:p>1024 amount: 0.47</text:p>
            <text:p>2048 amount: 0.4</text:p>
            <text:p>4096 amount: 0.02</text:p>
            <text:p>average time: 34.06667916536331</text:p>
            <text:p>average high tile: 1428.48</text:p>
            <text:p>Remarks: </text:p>
            <text:p>Press Enter to continue...</text:p>
          </table:table-cell>
        </table:table-row>
        <table:table-row table:style-name="ro5">
          <table:table-cell/>
          <table:table-cell office:value-type="string" calcext:value-type="string">
            <text:p>Heuristics: smooth: 105 steep 1</text:p>
            <text:p>number of games played: 100</text:p>
            <text:p>scores: [5020, 3376, 18580, 30792, 17816, 35864, 16344, 16304, 20844, 7624, 26444, 24336, 31720, 2936, 12836, 12096, 23360, 15660, 16348, 20936, 22100, 5560, 18104, 60716, 24280, 16232, 5456, 29468, 19416, 26180, 29144, 18028, 27284, 47016, 16232, 27328, 32516, 27888, 4068, 34572, 18076, 32496, 29568, 13808, 39064, 8084, 16620, 19060, 32340, 15700, 16168, 36180, 23820, 16504, 25744, 32284, 36464, 28792, 18160, 23348, 51552, 50520, 20060, 19564, 15948, 16016, 32560, 14112, 32572, 15428, 16516, 35252, 34344, 19628, 23152, 12580, 52408, 7856, 32628, 35608, 18280, 10764, 35852, 4404, 16148, 16184, 36344, 16484, 12840, 37556, 35948, 16380, 34680, 23044, 25556, 31404, 3052, 15256, 14084, 35992]</text:p>
            <text:p>highest tile: [256, 256, 1024, 2048, 1024, 2048, 1024, 1024, 1024, 512, 2048, 2048, 2048, 256, 1024, 1024, 2048, 1024, 1024, 2048, 2048, 512, 1024, 4096, 2048, 1024, 512, 2048, 1024, 2048, 2048, 1024, 2048, 4096, 1024, 2048, 2048, 2048, 256, 2048, 1024, 2048, 2048, 1024, 2048, 512, 1024, 1024, 2048, 1024, 1024, 2048, 2048, 1024, 2048, 2048, 2048, 2048, 1024, 2048, 4096, 4096, 1024, 1024, 1024, 1024, 2048, 1024, 2048, 1024, 1024, 2048, 2048, 1024, 2048, 1024, 4096, 512, 2048, 2048, 1024, 1024, 2048, 256, 1024, 1024, 2048, 1024, 1024, 2048, 2048, 1024, 2048, 2048, 2048, 2048, 256, 1024, 1024, 2048]</text:p>
            <text:p>game_durations: [21.771450757980347, 18.145352125167847, 55.71226167678833, 85.00530195236206, 58.55871891975403, 81.47241306304932, 27.48484230041504, 25.239497184753418, 29.887595176696777, 16.261296033859253, 37.35151767730713, 32.017006158828735, 40.0706250667572, 6.557801723480225, 22.962586164474487, 21.9969744682312, 31.354180812835693, 25.202637195587158, 25.09105658531189, 29.15365219116211, 30.100075483322144, 11.790118217468262, 27.271832704544067, 67.2454137802124, 37.08763670921326, 26.830687522888184, 11.623472213745117, 40.08137822151184, 28.088722467422485, 35.66407918930054, 42.201560258865356, 27.74093770980835, 36.24000597000122, 51.76953911781311, 22.89733052253723, 38.11380338668823, 41.728352785110474, 38.68078088760376, 9.817092657089233, 42.97486972808838, 27.00096321105957, 42.793482065200806, 41.613593101501465, 20.81315779685974, 51.072755336761475, 15.770637035369873, 28.693045139312744, 29.616127490997314, 44.091469526290894, 24.47194242477417, 21.189778089523315, 47.24708151817322, 33.51941704750061, 27.412875652313232, 34.58919143676758, 41.16786503791809, 47.87811040878296, 36.991631746292114, 28.63415288925171, 30.84927487373352, 53.260141134262085, 51.38646054267883, 28.288824319839478, 28.246249675750732, 26.22938108444214, 26.120196104049683, 42.391984939575195, 24.458951473236084, 41.80216956138611, 27.885387897491455, 26.92951250076294, 44.2682740688324, 43.248249769210815, 29.02591347694397, 31.71424651145935, 20.188542127609253, 60.48147177696228, 15.03434133529663, 38.202945947647095, 44.546454191207886, 30.329718112945557, 16.639070987701416, 48.28158402442932, 9.949129819869995, 24.703004360198975, 26.921016931533813, 41.36527228355408, 26.956874132156372, 22.800886154174805, 51.64637064933777, 47.18826103210449, 27.419840097427368, 48.27320718765259, 33.889121770858765, 34.8673574924469, 40.974363803863525, 8.308290243148804, 22.923439741134644, 22.194477558135986, 47.77182221412659]</text:p>
            <text:p>win rate: 0.49</text:p>
            <text:p>average score: 23116.6</text:p>
            <text:p>7000+ proportion: 0.92</text:p>
            <text:p>512 amount: 0.05</text:p>
            <text:p>1024 amount: 0.4</text:p>
            <text:p>2048 amount: 0.44</text:p>
            <text:p>4096 amount: 0.05</text:p>
            <text:p>average time: 33.71773815631867</text:p>
            <text:p>average high tile: 1556.48</text:p>
          </table:table-cell>
        </table:table-row>
        <table:table-row table:style-name="ro3">
          <table:table-cell/>
          <table:table-cell office:value-type="string" calcext:value-type="string">
            <text:p>Heuristics: smooth: 110 steep 1</text:p>
            <text:p>number of games played: 100</text:p>
            <text:p>scores: [16144, 27824, 28888, 16552, 15052, 8092, 36376, 31396, 15064, 10712, 30536, 28124, 32584, 15228, 33892, 29032, 36440, 7172, 35220, 14092, 27436, 36116, 26320, 15504, 36376, 27648, 34700, 33152, 26932, 18004, 20860, 36440, 36564, 18028, 27540, 24344, 33992, 14512, 6740, 3900, 7508, 28032, 16772, 29500, 14528, 6900, 34812, 26644, 20640, 31892, 17008, 31336, 36392, 25976, 27524, 34640, 16156, 14788, 27440, 61120, 7280, 3952, 35024, 36316, 27420, 26760, 7508, 14792, 18164, 7232, 16764, 25976, 20188, 30488, 6916, 31168, 12320, 60340, 12380, 36476, 4508, 35948, 25612, 10552, 12844, 33684, 27728, 36004, 7256, 12940, 31576, 15308, 34500, 16932, 7372, 35964, 71340, 32308, 19672, 28288]</text:p>
            <text:p>highest tile: [1024, 2048, 2048, 1024, 1024, 512, 2048, 2048, 1024, 1024, 2048, 2048, 2048, 1024, 2048, 2048, 2048, 512, 2048, 1024, 2048, 2048, 2048, 1024, 2048, 2048, 2048, 2048, 2048, 1024, 2048, 2048, 2048, 1024, 2048, 2048, 2048, 1024, 512, 256, 512, 2048, 1024, 2048, 1024, 512, 2048, 2048, 1024, 2048, 1024, 2048, 2048, 2048, 2048, 2048, 1024, 1024, 2048, 4096, 512, 256, 2048, 2048, 2048, 2048, 512, 1024, 1024, 512, 1024, 2048, 1024, 2048, 512, 2048, 1024, 4096, 1024, 2048, 512, 2048, 2048, 1024, 1024, 2048, 2048, 2048, 512, 1024, 2048, 1024, 2048, 1024, 512, 2048, 4096, 2048, 1024, 2048]</text:p>
            <text:p>game_durations: [51.17741775512695, 80.57343792915344, 63.82035183906555, 26.605151176452637, 25.864356994628906, 15.875210285186768, 47.862306118011475, 41.957321882247925, 26.742807149887085, 19.917479276657104, 41.50170373916626, 37.86249017715454, 43.53104615211487, 24.60418438911438, 44.49936079978943, 38.27913451194763, 49.18170237541199, 15.356445550918579, 42.70878791809082, 24.052678108215332, 34.750290632247925, 45.72757530212402, 37.548128843307495, 24.898966073989868, 47.328941106796265, 39.50042963027954, 44.21171474456787, 43.20332312583923, 37.77747654914856, 31.66076111793518, 26.481478452682495, 46.28272294998169, 46.425968647003174, 28.954534769058228, 38.10884070396423, 34.37412881851196, 47.86515688896179, 27.81582760810852, 14.291179418563843, 9.48069715499878, 15.70268702507019, 42.13228249549866, 27.2525315284729, 41.42228317260742, 24.64800238609314, 14.539547204971313, 44.49666094779968, 37.23428726196289, 27.816839456558228, 43.93053960800171, 29.422947645187378, 42.490333557128906, 45.68285870552063, 33.08655643463135, 37.457435607910156, 46.063292026519775, 27.769776344299316, 25.838733434677124, 38.767963886260986, 69.31608200073242, 15.866459131240845, 10.599353790283203, 47.76649618148804, 47.164860010147095, 37.05262541770935, 36.273839473724365, 14.788574695587158, 24.28634738922119, 29.82617974281311, 14.785007953643799, 28.035060167312622, 32.974735736846924, 32.75163459777832, 39.01854181289673, 12.382333278656006, 40.719738483428955, 21.632863521575928, 67.70533609390259, 19.315462112426758, 48.30612921714783, 9.281955242156982, 46.50954794883728, 35.41427779197693, 17.410319566726685, 22.250924110412598, 46.15343761444092, 37.305511474609375, 47.22339153289795, 15.349297523498535, 20.01283836364746, 44.19001269340515, 27.80801272392273, 46.047675371170044, 29.522207498550415, 15.007995367050171, 47.700146436691284, 77.1821801662445, 42.85450100898743, 28.554025888442993, 39.089624643325806]</text:p>
            <text:p>win rate: 0.57</text:p>
            <text:p>average score: 24209.36</text:p>
            <text:p>7000+ proportion: 0.94</text:p>
            <text:p>512 amount: 0.12</text:p>
            <text:p>1024 amount: 0.29</text:p>
            <text:p>2048 amount: 0.54</text:p>
            <text:p>4096 amount: 0.03</text:p>
            <text:p>average time: 34.99852619171143</text:p>
            <text:p>average high tile: 1592.32</text:p>
            <text:p>Remarks: </text:p>
            <text:p>Press Enter to continue..</text:p>
          </table:table-cell>
        </table:table-row>
        <table:table-row table:style-name="ro1">
          <table:table-cell/>
          <table:table-cell office:value-type="string" calcext:value-type="string">
            <text:p>Heuristics: smooth: 10 steep 1</text:p>
            <text:p>number of games played: 100</text:p>
            <text:p>scores: [16216, 15044, 16212, 13100, 37868, 33620, 25384, 26860, 22956, 16416, 16180, 31216, 2460, 32240, 17176, 20144, 25224, 14596, 18236, 14032, 23924, 14768, 36120, 53300, 11728, 15484, 22144, 16080, 27188, 36628, 15196, 9292, 16216, 29720, 8052, 7928, 23684, 16836, 14428, 27596, 16772, 32332, 12088, 20028, 25840, 26248, 15404, 32296, 25508, 52284, 58828, 37140, 16936, 27976, 10168, 15888, 17980, 31580, 27824, 15448, 26444, 7124, 16972, 19464, 16668, 51288, 16120, 12876, 16068, 16652, 17768, 31600, 17960, 8336, 31768, 12160, 16444, 51544, 15060, 16512, 32384, 16884, 35920, 23412, 29004, 36624, 12800, 16916, 31132, 18100, 33040, 36216, 12204, 34392, 14704, 12928, 16192, 30596, 17076, 18120]</text:p>
            <text:p>highest tile: [1024, 1024, 1024, 1024, 2048, 2048, 2048, 2048, 2048, 1024, 1024, 2048, 256, 2048, 1024, 1024, 2048, 1024, 1024, 1024, 2048, 1024, 2048, 4096, 1024, 1024, 2048, 1024, 2048, 2048, 1024, 512, 1024, 2048, 512, 512, 2048, 1024, 1024, 2048, 1024, 2048, 1024, 1024, 2048, 2048, 1024, 2048, 2048, 4096, 4096, 2048, 1024, 2048, 512, 1024, 1024, 2048, 2048, 1024, 2048, 512, 1024, 1024, 1024, 4096, 1024, 1024, 1024, 1024, 1024, 2048, 1024, 512, 2048, 1024, 1024, 4096, 1024, 1024, 2048, 1024, 2048, 2048, 2048, 2048, 1024, 1024, 2048, 1024, 2048, 2048, 1024, 2048, 1024, 1024, 1024, 2048, 1024, 1024]</text:p>
            <text:p>game_durations: [26.682151556015015, 24.992409467697144, 25.07723617553711, 21.736595630645752, 44.29613137245178, 44.582788705825806, 35.708534240722656, 36.4119975566864, 30.26673460006714, 27.48893117904663, 27.47402858734131, 40.93870997428894, 8.28463888168335, 43.43144464492798, 28.70241069793701, 31.002339124679565, 34.340575218200684, 24.831072092056274, 23.505615949630737, 22.87316656112671, 30.662286520004272, 23.47437620162964, 49.610578298568726, 59.19177532196045, 20.38973116874695, 25.634442806243896, 31.198165893554688, 26.62476134300232, 38.91351914405823, 48.85832929611206, 24.83526849746704, 17.74273133277893, 27.82178783416748, 43.27926278114319, 17.567819833755493, 17.220709800720215, 31.725505590438843, 27.611273288726807, 25.152982711791992, 39.14000177383423, 26.387916564941406, 42.465346336364746, 19.66322374343872, 29.761767148971558, 35.802141189575195, 36.11358284950256, 24.20308828353882, 41.40493965148926, 34.35080337524414, 65.9787244796753, 90.11342859268188, 79.06096196174622, 58.01481223106384, 80.58601140975952, 44.441678047180176, 56.278475284576416, 60.260019302368164, 76.80304670333862, 35.149855852127075, 25.869248867034912, 37.26833128929138, 16.232425689697266, 28.229801416397095, 32.09712815284729, 27.31181573867798, 58.08909869194031, 25.51317572593689, 24.10613751411438, 26.477415561676025, 26.938360929489136, 29.240697383880615, 44.554211378097534, 28.661229610443115, 17.968616485595703, 41.83505845069885, 22.13982605934143, 27.45614194869995, 59.87489318847656, 24.799867391586304, 28.099798440933228, 41.60817813873291, 28.15423345565796, 45.8916540145874, 31.283371448516846, 40.30761480331421, 49.08144688606262, 22.696309328079224, 29.654613733291626, 43.4180109500885, 29.714428901672363, 43.380850315093994, 45.24623441696167, 22.826979398727417, 46.65450716018677, 27.78951621055603, 22.99275827407837, 28.67275309562683, 38.95503902435303, 27.61733317375183, 29.65310025215149]</text:p>
            <text:p>win rate: 0.43</text:p>
            <text:p>average score: 22575.32</text:p>
            <text:p>7000+ proportion: 0.99</text:p>
            <text:p>512 amount: 0.06</text:p>
            <text:p>1024 amount: 0.5</text:p>
            <text:p>2048 amount: 0.38</text:p>
            <text:p>4096 amount: 0.05</text:p>
            <text:p>average time: 35.14484857559204</text:p>
            <text:p>average high tile: 1528.32</text:p>
            <text:p/>
          </table:table-cell>
        </table:table-row>
        <table:table-row table:style-name="ro6">
          <table:table-cell/>
          <table:table-cell office:value-type="string" calcext:value-type="string">
            <text:p>Heuristics: smooth: 31 steep 1</text:p>
            <text:p>number of games played: 300</text:p>
            <text:p>scores: [36376, 30888, 28068, 11368, 15428, 15796, 17632, 36204, 51324, 17664, 9660, 24900, 16964, 33992, 16344, 35840, 16028, 35512, 16352, 32684, 7328, 15336, 60452, 7480, 17112, 20284, 16236, 14424, 23268, 26796, 29256, 13848, 16064, 32180, 16304, 26160, 32280, 17992, 17980, 18508, 6984, 12324, 34744, 36212, 30672, 32632, 11360, 30880, 7788, 27416, 36476, 27308, 26960, 15168, 15476, 27020, 34224, 25592, 20220, 32320, 12432, 26544, 12424, 15308, 27948, 16388, 32372, 58952, 7132, 6984, 24020, 33616, 27892, 17100, 32928, 36156, 16464, 16492, 16780, 36344, 14608, 20068, 15884, 32320, 19524, 32632, 16408, 34864, 16124, 14408, 32620, 31464, 14524, 35136, 27232, 8664, 23308, 33956, 24116, 11472, 8524, 15544, 17140, 32680, 71496, 35432, 36988, 16924, 16228, 16252, 12852, 34920, 31920, 35060, 12588, 16032, 33172, 20228, 35032, 16620, 29416, 16112, 16528, 12952, 14472, 16872, 16376, 25988, 27244, 16700, 38372, 16480, 16088, 27124, 8828, 24068, 52364, 10804, 16248, 25592, 53148, 18080, 16644, 20776, 31992, 12760, 27200, 15692, 16440, 28988, 17620, 32584, 30784, 3604, 35592, 34448, 39088, 36556, 14684, 31708, 27316, 16084, 34964, 35960, 26728, 15520, 16136, 23828, 15272, 36360, 7896, 27932, 14592, 35928, 16724, 15108, 14220, 29364, 16228, 33764, 32712, 12212, 34800, 16236, 4176, 15716, 51468, 8200, 12152, 27996, 18612, 16144, 12540, 15720, 6524, 16104, 27956, 15360, 51320, 15240, 37932, 13912, 25404, 23172, 27256, 16912, 35940, 34608, 10784, 35688, 16836, 33928, 18700, 32468, 32952, 27084, 14688, 34664, 32572, 32396, 7288, 23968, 25580, 25364, 16232, 14728, 32752, 17660, 26848, 14492, 27120, 29088, 27052, 26520, 16852, 15708, 32680, 14068, 6104, 31916, 16836, 17144, 26620, 15692, 14864, 26516, 16968, 27272, 16484, 35028, 17776, 25760, 27156, 34336, 37304, 31132, 15904, 37004, 14996, 18624, 13260, 7452, 27032, 34080, 32148, 36064, 22420, 15976, 8772, 12096, 14664, 32452, 22496, 27368, 14744, 34764, 26704, 37224, 13108, 27340, 25632, 14516, 16036, 30452, 7432, 27584, 33100, 15328, 36828, 27920, 14080, 15816, 29664, 16412, 37928, 23944, 16184, 27920, 31940, 34888]</text:p>
            <text:p>highest tile: [2048, 2048, 2048, 1024, 1024, 1024, 1024, 2048, 4096, 1024, 512, 2048, 1024, 2048, 1024, 2048, 1024, 2048, 1024, 2048, 512, 1024, 4096, 512, 1024, 1024, 1024, 1024, 2048, 2048, 2048, 1024, 1024, 2048, 1024, 2048, 2048, 1024, 1024, 1024, 512, 1024, 2048, 2048, 2048, 2048, 512, 2048, 512, 2048, 2048, 2048, 2048, 1024, 1024, 2048, 2048, 2048, 1024, 2048, 1024, 2048, 1024, 1024, 2048, 1024, 2048, 4096, 512, 512, 2048, 2048, 2048, 1024, 2048, 2048, 1024, 1024, 1024, 2048, 1024, 1024, 1024, 2048, 1024, 2048, 1024, 2048, 1024, 1024, 2048, 2048, 1024, 2048, 2048, 512, 2048, 2048, 2048, 1024, 512, 1024, 1024, 2048, 4096, 2048, 2048, 1024, 1024, 1024, 1024, 2048, 2048, 2048, 1024, 1024, 2048, 1024, 2048, 1024, 2048, 1024, 1024, 1024, 1024, 1024, 1024, 2048, 2048, 1024, 2048, 1024, 1024, 2048, 512, 2048, 4096, 1024, 1024, 2048, 4096, 1024, 1024, 1024, 2048, 1024, 2048, 1024, 1024, 2048, 1024, 2048, 2048, 256, 2048, 2048, 2048, 2048, 1024, 2048, 2048, 1024, 2048, 2048, 2048, 1024, 1024, 2048, 1024, 2048, 512, 2048, 1024, 2048, 1024, 1024, 1024, 2048, 1024, 2048, 2048, 1024, 2048, 1024, 256, 1024, 4096, 512, 1024, 2048, 1024, 1024, 1024, 1024, 512, 1024, 2048, 1024, 4096, 1024, 2048, 1024, 2048, 2048, 2048, 1024, 2048, 2048, 1024, 2048, 1024, 2048, 1024, 2048, 2048, 2048, 1024, 2048, 2048, 2048, 512, 2048, 2048, 2048, 1024, 1024, 2048, 1024, 2048, 1024, 2048, 2048, 2048, 2048, 1024, 1024, 2048, 1024, 512, 2048, 1024, 1024, 2048, 1024, 1024, 2048, 1024, 2048, 1024, 2048, 1024, 2048, 2048, 2048, 2048, 2048, 1024, 2048, 1024, 1024, 1024, 512, 2048, 2048, 2048, 2048, 2048, 1024, 512, 1024, 1024, 2048, 2048, 2048, 1024, 2048, 2048, 2048, 1024, 2048, 2048, 1024, 1024, 2048, 512, 2048, 2048, 1024, 2048, 2048, 1024, 1024, 2048, 1024, 2048, 2048, 1024, 2048, 2048, 2048]</text:p>
            <text:p>game_durations: [54.55209279060364, 57.08538341522217, 40.47253179550171, 20.956530809402466, 26.230429887771606, 28.003087043762207, 29.29462742805481, 48.26510429382324, 59.09106111526489, 29.900748252868652, 18.51069927215576, 35.20889115333557, 27.0053129196167, 44.260257959365845, 29.106700897216797, 46.12034249305725, 26.10679817199707, 45.478647232055664, 26.273834228515625, 44.50023078918457, 15.425755739212036, 26.61052179336548, 67.33952331542969, 15.531238794326782, 28.441880226135254, 33.60218906402588, 29.173858404159546, 25.608379364013672, 30.902353048324585, 37.55878186225891, 39.89428997039795, 24.42354464530945, 27.937408685684204, 54.3515362739563, 27.649022102355957, 38.615328550338745, 43.216774702072144, 30.19386124610901, 27.98475956916809, 30.425954818725586, 13.805240392684937, 20.933561325073242, 44.95083475112915, 49.2124547958374, 38.67536544799805, 42.70739388465881, 19.945823192596436, 42.49900269508362, 16.551616668701172, 40.78999662399292, 52.95130681991577, 80.43307566642761, 85.0592143535614, 55.175204277038574, 56.62717032432556, 74.68490052223206, 96.22129368782043, 78.49892139434814, 69.4076623916626, 87.83354067802429, 46.539791107177734, 76.16087126731873, 40.45936131477356, 51.56990671157837, 83.55929064750671, 63.61650562286377, 51.506837368011475, 65.94673538208008, 14.200819492340088, 15.300119161605835, 33.63463592529297, 43.26120662689209, 38.47012376785278, 28.155766487121582, 47.21840715408325, 51.406460762023926, 27.78152298927307, 27.077114582061768, 25.192353010177612, 47.291239976882935, 26.149559020996094, 28.803235292434692, 25.280590295791626, 40.73359560966492, 29.691335201263428, 45.29902696609497, 29.374826908111572, 87.12607741355896, 57.65415358543396, 44.73266673088074, 92.0664803981781, 93.98919677734375, 52.92037892341614, 63.21546173095703, 35.433326959609985, 16.143467903137207, 28.770313262939453, 46.479220390319824, 32.600481033325195, 19.608541011810303, 16.321438550949097, 25.359196662902832, 27.2844021320343, 40.86236047744751, 77.69288301467896, 45.45168995857239, 47.56195640563965, 29.02469825744629, 25.75953245162964, 23.643016576766968, 20.989871501922607, 47.51129746437073, 44.5149986743927, 47.65798544883728, 20.523978233337402, 26.756767511367798, 42.538625955581665, 28.990560054779053, 42.30891466140747, 23.670312643051147, 41.659406423568726, 27.351617336273193, 26.875368118286133, 25.164803504943848, 23.166836977005005, 26.80766725540161, 29.57195019721985, 33.59564542770386, 38.65069341659546, 27.290998458862305, 49.76378393173218, 26.917747497558594, 25.85705876350403, 39.07310605049133, 17.45268154144287, 33.67929005622864, 54.32832860946655, 19.087409496307373, 26.297871589660645, 35.76506042480469, 63.503079891204834, 28.592586994171143, 26.51991057395935, 29.218653440475464, 40.64788222312927, 23.69656491279602, 35.634809255599976, 23.76006770133972, 25.235383987426758, 38.03915786743164, 26.206738471984863, 42.27282977104187, 41.62048006057739, 9.749698877334595, 45.70508337020874, 46.162353515625, 51.752573013305664, 48.44159984588623, 23.71182656288147, 39.89344048500061, 39.23900651931763, 27.081207990646362, 44.81819438934326, 51.25650334358215, 39.44443225860596, 25.132014513015747, 26.491549015045166, 32.30312132835388, 25.722630500793457, 44.564170122146606, 16.079963445663452, 38.5457124710083, 25.788124561309814, 42.82240867614746, 27.935187339782715, 24.81798005104065, 25.80814504623413, 40.00299549102783, 26.825446844100952, 43.483996868133545, 44.88808846473694, 19.93370795249939, 46.05118656158447, 27.07993507385254, 9.938279151916504, 27.381349802017212, 55.43108940124512, 17.829772472381592, 21.30472207069397, 37.21940350532532, 29.543827772140503, 28.206255197525024, 18.453473567962646, 26.22117042541504, 12.48983097076416, 26.536818027496338, 39.42282462120056, 26.934332847595215, 61.028125286102295, 23.024036407470703, 48.51145839691162, 23.59629511833191, 32.97840428352356, 33.97556662559509, 37.797197103500366, 28.88670039176941, 46.77377772331238, 45.98524808883667, 18.81132674217224, 44.5375554561615, 27.14116930961609, 41.581644773483276, 27.316223621368408, 45.02562069892883, 43.816396951675415, 36.47404742240906, 26.87326669692993, 46.32933473587036, 42.00556302070618, 41.723268270492554, 15.675982475280762, 29.98646306991577, 37.942262411117554, 35.37964916229248, 27.1860568523407, 23.792216062545776, 41.3394935131073, 25.696815967559814, 36.59307360649109, 23.602508544921875, 37.23307824134827, 40.07976984977722, 37.29310870170593, 39.05393671989441, 26.137115716934204, 26.40886425971985, 44.91452074050903, 22.72475790977478, 12.837764739990234, 39.07962965965271, 25.93241238594055, 25.83412218093872, 36.52542996406555, 25.95395255088806, 21.202109336853027, 37.82309436798096, 28.569133043289185, 35.67239212989807, 24.333620309829712, 40.949201583862305, 28.364776849746704, 37.86250567436218, 37.02212333679199, 41.92646312713623, 49.443581104278564, 42.458364963531494, 27.080286502838135, 46.16858649253845, 24.766299724578857, 29.613098621368408, 23.06605887413025, 14.241441488265991, 37.392709255218506, 44.04717755317688, 44.60686016082764, 44.7842013835907, 31.383461475372314, 25.27152371406555, 16.339168310165405, 21.482356071472168, 25.16990303993225, 43.78774976730347, 30.39216685295105, 38.05062174797058, 25.268703937530518, 46.506831884384155, 36.28081965446472, 48.646801233291626, 22.622589588165283, 37.718202352523804, 34.098628520965576, 25.10073232650757, 24.62067413330078, 37.25985050201416, 16.20155382156372, 36.64457654953003, 43.326048851013184, 25.258755683898926, 46.5060088634491, 41.49543285369873, 23.83960485458374, 26.592350006103516, 42.59556341171265, 29.49954390525818, 49.85619783401489, 34.15572190284729, 27.634412050247192, 41.39298987388611, 43.99672317504883, 44.5590386390686]</text:p>
            <text:p>win rate: 0.51</text:p>
            <text:p>average score: 23581.853333333333</text:p>
            <text:p>7000+ proportion: 0.98</text:p>
            <text:p>512 amount: 0.06333333333333334</text:p>
            <text:p>1024 amount: 0.42</text:p>
            <text:p>2048 amount: 0.48333333333333334</text:p>
            <text:p>4096 amount: 0.02666666666666667</text:p>
            <text:p>average time: 36.41738285223643</text:p>
            <text:p>average high tile: 1563.3066666666666</text:p>
            <text:p>Remarks: </text:p>
            <text:p>Press Enter to continue...</text:p>
          </table:table-cell>
        </table:table-row>
        <table:table-row table:style-name="ro7">
          <table:table-cell/>
          <table:table-cell office:value-type="string" calcext:value-type="string">
            <text:p>Heuristics: smooth: 28 steep 1</text:p>
            <text:p>number of games played: 300</text:p>
            <text:p>scores: [27284, 25556, 14956, 27348, 23920, 15908, 12240, 23172, 33516, 27540, 16540, 8904, 33164, 33552, 16388, 32260, 36356, 17760, 36180, 24612, 15052, 27744, 15092, 16516, 25620, 16508, 14552, 10912, 7076, 12520, 12384, 45904, 33624, 26244, 14468, 36564, 14652, 17744, 35872, 36620, 31744, 14392, 27552, 12060, 31556, 17724, 28612, 16288, 33516, 31044, 17172, 35528, 36044, 13168, 15272, 26768, 32180, 63248, 15160, 14996, 24012, 15344, 26044, 19880, 58560, 27232, 16340, 36124, 15804, 31908, 31436, 35736, 17784, 35212, 16316, 15656, 16076, 26820, 28108, 23120, 30828, 23820, 8424, 17776, 29544, 35880, 8208, 33240, 31208, 16316, 16036, 47788, 24984, 16484, 15172, 36432, 16960, 27900, 19424, 23032, 31716, 14220, 14776, 16304, 16456, 15000, 27180, 25304, 35284, 47572, 32588, 35756, 14436, 27924, 34484, 16144, 16348, 12596, 15532, 23476, 27468, 26016, 27172, 34124, 7800, 27240, 18152, 36464, 50264, 21964, 18640, 32768, 16948, 3452, 16240, 16136, 12320, 32716, 27592, 51412, 33064, 27196, 53092, 59476, 14784, 34936, 32052, 27216, 31272, 36204, 23516, 15804, 17288, 25468, 26768, 16604, 30820, 7280, 22880, 33788, 17800, 12752, 7972, 27272, 33948, 17152, 27492, 32732, 16404, 9120, 7016, 16352, 15644, 14288, 16368, 16168, 14928, 23364, 32780, 29280, 12060, 6408, 23292, 17792, 14784, 16340, 7456, 16216, 32056, 27164, 19760, 36056, 11096, 14416, 16984, 16288, 15516, 27496, 24344, 16928, 36404, 34536, 26224, 15192, 18108, 26016, 36136, 16472, 16064, 17164, 58900, 36136, 16136, 35352, 37620, 16912, 16308, 27532, 27028, 29528, 25208, 7808, 12312, 10512, 24400, 31176, 29032, 30516, 7044, 17204, 16032, 12792, 13232, 15824, 25968, 16140, 34840, 31628, 16076, 36320, 24268, 15460, 23468, 53492, 16928, 13260, 7928, 27512, 27084, 26508, 34812, 26392, 32832, 6788, 32336, 35380, 27472, 34180, 28128, 19372, 32864, 16800, 16472, 16760, 14516, 34780, 16248, 5444, 17576, 50668, 34804, 12196, 6200, 57940, 4140, 16168, 34488, 16784, 36584, 11612, 12500, 27396, 25556, 33264, 15648, 8656, 34712, 15456, 24056, 37036, 27300, 31956, 25792, 27568, 34224, 9124, 21216, 32296, 32476, 16700]</text:p>
            <text:p>highest tile: [2048, 2048, 1024, 2048, 2048, 1024, 1024, 2048, 2048, 2048, 1024, 512, 2048, 2048, 1024, 2048, 2048, 1024, 2048, 2048, 1024, 2048, 1024, 1024, 2048, 1024, 1024, 1024, 512, 1024, 1024, 4096, 2048, 2048, 1024, 2048, 1024, 1024, 2048, 2048, 2048, 1024, 2048, 1024, 2048, 1024, 2048, 1024, 2048, 2048, 1024, 2048, 2048, 1024, 1024, 2048, 2048, 4096, 1024, 1024, 2048, 1024, 2048, 1024, 4096, 2048, 1024, 2048, 1024, 2048, 2048, 2048, 1024, 2048, 1024, 1024, 1024, 2048, 2048, 2048, 2048, 2048, 512, 1024, 2048, 2048, 512, 2048, 2048, 1024, 1024, 4096, 2048, 1024, 1024, 2048, 1024, 2048, 1024, 2048, 2048, 1024, 1024, 1024, 1024, 1024, 2048, 2048, 2048, 4096, 2048, 2048, 1024, 2048, 2048, 1024, 1024, 1024, 1024, 2048, 2048, 2048, 2048, 2048, 512, 2048, 1024, 2048, 4096, 2048, 1024, 2048, 1024, 256, 1024, 1024, 1024, 2048, 2048, 4096, 2048, 2048, 4096, 4096, 1024, 2048, 2048, 2048, 2048, 2048, 2048, 1024, 1024, 2048, 2048, 1024, 2048, 512, 2048, 2048, 1024, 1024, 512, 2048, 2048, 1024, 2048, 2048, 1024, 512, 512, 1024, 1024, 1024, 1024, 1024, 1024, 2048, 2048, 2048, 1024, 512, 2048, 1024, 1024, 1024, 512, 1024, 2048, 2048, 1024, 2048, 1024, 1024, 1024, 1024, 1024, 2048, 2048, 1024, 2048, 2048, 2048, 1024, 1024, 2048, 2048, 1024, 1024, 1024, 4096, 2048, 1024, 2048, 2048, 1024, 1024, 2048, 2048, 2048, 2048, 512, 1024, 1024, 2048, 2048, 2048, 2048, 512, 1024, 1024, 1024, 1024, 1024, 2048, 1024, 2048, 2048, 1024, 2048, 2048, 1024, 2048, 4096, 1024, 1024, 512, 2048, 2048, 2048, 2048, 2048, 2048, 512, 2048, 2048, 2048, 2048, 2048, 1024, 2048, 1024, 1024, 1024, 1024, 2048, 1024, 512, 1024, 4096, 2048, 1024, 512, 4096, 256, 1024, 2048, 1024, 2048, 1024, 1024, 2048, 2048, 2048, 1024, 512, 2048, 1024, 2048, 2048, 2048, 2048, 2048, 2048, 2048, 512, 2048, 2048, 2048, 1024]</text:p>
            <text:p>game_durations: [66.43040990829468, 73.0698664188385, 53.24522924423218, 82.55856919288635, 72.56829977035522, 55.369696617126465, 50.44741082191467, 62.479849338531494, 100.39493680000305, 77.01636505126953, 52.09732699394226, 34.48303294181824, 84.0742437839508, 91.4473168849945, 58.07927179336548, 92.84706521034241, 89.88998413085938, 59.294355154037476, 101.61946654319763, 72.51960802078247, 52.79988217353821, 80.26134037971497, 46.41156506538391, 61.37498188018799, 73.56714987754822, 33.015506982803345, 23.85357356071472, 19.252206563949585, 14.420806169509888, 20.123549222946167, 21.16836452484131, 48.502450942993164, 42.685672760009766, 34.944804191589355, 22.249475479125977, 44.0784215927124, 24.03090262413025, 26.181192636489868, 44.10735321044922, 46.60555720329285, 40.72264528274536, 21.974658489227295, 36.21542835235596, 21.488537549972534, 43.711538314819336, 27.103963136672974, 37.580652952194214, 26.256054639816284, 41.72755241394043, 38.00487399101257, 26.10549807548523, 41.90767526626587, 46.1397967338562, 24.370205640792847, 22.867964506149292, 38.55871057510376, 41.55318331718445, 66.91592144966125, 25.768367052078247, 23.23971676826477, 31.253185749053955, 25.781087160110474, 37.53466725349426, 31.98823571205139, 62.97982835769653, 37.22044849395752, 24.210004091262817, 44.29771685600281, 25.5282621383667, 37.99843645095825, 38.98930239677429, 48.16384220123291, 26.74190592765808, 45.976861238479614, 27.837838172912598, 24.965234518051147, 26.99717903137207, 35.79250621795654, 37.83359217643738, 31.623203992843628, 40.3500862121582, 33.05961561203003, 16.604804039001465, 28.839630603790283, 41.56899333000183, 44.80690550804138, 15.348322629928589, 41.97498893737793, 38.25470948219299, 25.730040311813354, 26.146457195281982, 49.627395153045654, 35.42863702774048, 27.472620248794556, 24.237074613571167, 47.87425351142883, 27.37528109550476, 38.06978106498718, 29.359296321868896, 30.45929741859436, 41.64324378967285, 24.1860089302063, 23.42330527305603, 25.49949836730957, 23.681584119796753, 24.859481811523438, 35.207422971725464, 33.26197862625122, 45.34807562828064, 48.98326802253723, 40.66347408294678, 46.7000195980072, 21.119651079177856, 36.025954723358154, 43.10444688796997, 27.146303415298462, 23.852344274520874, 21.877970695495605, 25.1403706073761, 31.46184802055359, 38.19996881484985, 34.82249689102173, 35.86366510391235, 46.72872996330261, 13.410356283187866, 38.45946431159973, 27.755759954452515, 44.79838681221008, 54.62262773513794, 27.08926749229431, 27.73803400993347, 42.95786261558533, 29.550488710403442, 8.86122989654541, 25.52794909477234, 25.017114639282227, 20.24487614631653, 41.85903239250183, 35.79644298553467, 57.316519260406494, 41.85720729827881, 35.099058389663696, 58.763978004455566, 64.9662663936615, 25.70443081855774, 42.957618951797485, 41.0676052570343, 38.278741121292114, 39.97936487197876, 43.06153059005737, 29.403815984725952, 24.42965865135193, 28.994349479675293, 31.950091123580933, 36.18679618835449, 25.13731598854065, 40.2316677570343, 15.512068033218384, 28.74470067024231, 41.33581018447876, 28.01184391975403, 21.325307846069336, 17.289063692092896, 34.03743648529053, 43.41849446296692, 25.808643102645874, 36.406946659088135, 41.50195670127869, 24.839900493621826, 18.066224336624146, 12.948516845703125, 27.436687469482422, 25.026799201965332, 24.447057723999023, 26.72469210624695, 26.539807081222534, 24.016312837600708, 27.982754230499268, 41.11067795753479, 40.33723473548889, 19.909048080444336, 14.862951755523682, 31.059138536453247, 28.324631214141846, 23.093552350997925, 24.754014015197754, 15.473327875137329, 24.366953134536743, 42.01038384437561, 35.10647201538086, 43.380242347717285, 96.6422975063324, 38.57032608985901, 46.45170831680298, 51.34062123298645, 59.1712372303009, 48.88646697998047, 80.92119121551514, 64.2110767364502, 51.857492446899414, 96.8502893447876, 80.26850628852844, 72.21355128288269, 49.39092206954956, 57.40871453285217, 73.38109874725342, 94.55405902862549, 56.15822958946228, 42.6686851978302, 24.403329133987427, 61.30581760406494, 45.53689789772034, 24.37354302406311, 43.954708099365234, 46.561426401138306, 26.52680993080139, 25.328705310821533, 34.63958549499512, 34.38641571998596, 38.84523820877075, 32.720181703567505, 15.72174620628357, 21.983734369277954, 17.38239336013794, 31.426860570907593, 39.95280861854553, 35.47168254852295, 40.239829778671265, 15.059183597564697, 27.66840958595276, 24.351173400878906, 18.90590524673462, 22.6748685836792, 24.9575252532959, 34.71970534324646, 23.99117112159729, 39.16154623031616, 38.20955443382263, 26.932718753814697, 46.51960253715515, 32.8454704284668, 23.99623465538025, 30.508410215377808, 55.372740507125854, 26.487653493881226, 23.17180109024048, 14.931781768798828, 38.933974742889404, 36.59645676612854, 34.220134019851685, 43.71298384666443, 34.54934597015381, 42.06290030479431, 12.26521897315979, 41.51351833343506, 43.77651906013489, 37.50420784950256, 40.62425136566162, 36.62373614311218, 29.94167971611023, 41.1542329788208, 27.46905755996704, 25.862714767456055, 24.90803337097168, 22.460427045822144, 69.16714978218079, 41.784826040267944, 11.178385019302368, 26.74962878227234, 59.41185164451599, 42.395671129226685, 20.178998231887817, 13.439631223678589, 64.60266470909119, 9.725395202636719, 24.67595362663269, 43.829365730285645, 27.310965538024902, 44.60226535797119, 18.17864465713501, 20.530773162841797, 38.50943851470947, 34.99745798110962, 56.645817041397095, 25.538315057754517, 16.91625475883484, 45.45663547515869, 23.851886987686157, 34.190364599227905, 46.24220561981201, 35.577664375305176, 39.15414047241211, 32.918556928634644, 36.220463514328, 44.336827754974365, 18.785714149475098, 27.335036277770996, 39.940805435180664, 49.53317904472351, 30.536962509155273]</text:p>
            <text:p>win rate: 0.5366666666666666</text:p>
            <text:p>average score: 23866.666666666668</text:p>
            <text:p>7000+ proportion: 0.98</text:p>
            <text:p>512 amount: 0.06333333333333334</text:p>
            <text:p>1024 amount: 0.3933333333333333</text:p>
            <text:p>2048 amount: 0.49333333333333335</text:p>
            <text:p>4096 amount: 0.043333333333333335</text:p>
            <text:p>average time: 37.906567135651905</text:p>
            <text:p>average high tile: 1624.7466666666667</text:p>
            <text:p>Remarks: </text:p>
            <text:p>Press Enter to continue...</text:p>
          </table:table-cell>
        </table:table-row>
        <table:table-row table:style-name="ro8">
          <table:table-cell/>
          <table:table-cell office:value-type="string" calcext:value-type="string">
            <text:p>Heuristics: smooth: 30 steep 1</text:p>
            <text:p>number of games played: 300</text:p>
            <text:p>scores: [7236, 20488, 54696, 30448, 16092, 39060, 26320, 24024, 16480, 11488, 31680, 17848, 26932, 11484, 16140, 12852, 35232, 26152, 18384, 16184, 26256, 30828, 32100, 10324, 34140, 14528, 16312, 34608, 16056, 16072, 27948, 7988, 16584, 25772, 59500, 30552, 15844, 23964, 27848, 18516, 30968, 27148, 12816, 36196, 14904, 25044, 18220, 12180, 9296, 36436, 12264, 12888, 15176, 16840, 16072, 34476, 15440, 33824, 53724, 16160, 27140, 23120, 32660, 36936, 35472, 16400, 16984, 10332, 8344, 18168, 12308, 27460, 51420, 25920, 16656, 32252, 32244, 16360, 17912, 24684, 17184, 17176, 23344, 30672, 33900, 32816, 16688, 15200, 36920, 14456, 28132, 15548, 8008, 28092, 11084, 27804, 35732, 13248, 15404, 14316, 14872, 19160, 13040, 7772, 12484, 31988, 7356, 16868, 25988, 17776, 29880, 16204, 18096, 8536, 30584, 8048, 7620, 7188, 16144, 12992, 23436, 31008, 14384, 35188, 27492, 16124, 13896, 24028, 13412, 15416, 4964, 26408, 19316, 9080, 15520, 22568, 29176, 27532, 36352, 27512, 11744, 16948, 17584, 27296, 17708, 35696, 27036, 16216, 35132, 16512, 31988, 28268, 22648, 16220, 17216, 32952, 16784, 16580, 7168, 15684, 15740, 35488, 26560, 13500, 8236, 8828, 32672, 18004, 7304, 32304, 27628, 8960, 32060, 17908, 8772, 16524, 17892, 32600, 25464, 7988, 34764, 24016, 6572, 30480, 57380, 15484, 27172, 21868, 16140, 12496, 23036, 10572, 27208, 32216, 19788, 17560, 33740, 18708, 16908, 35268, 32992, 48044, 17564, 34136, 16636, 16428, 38292, 26032, 32864, 16252, 26960, 34644, 33716, 11568, 34980, 45952, 16160, 32028, 23472, 26820, 11876, 35228, 35488, 28944, 16748, 26976, 15404, 7176, 15372, 15796, 25580, 16536, 52924, 29404, 17720, 27036, 27112, 25328, 35148, 8660, 37688, 7808, 28236, 8764, 16688, 16120, 36628, 16224, 16328, 16280, 27780, 26952, 28160, 27412, 16884, 16244, 16376, 31264, 33884, 23480, 37128, 16064, 12368, 19440, 7828, 30380, 23636, 25420, 25808, 16044, 36948, 34244, 23116, 16208, 16932, 27528, 12360, 36876, 34596, 33304, 13992, 23252, 27580, 35404, 12448, 31772, 26440, 24320, 53812, 19736, 32276, 35572, 14724, 9240, 18180, 36516, 23392, 16268, 15668, 15960]</text:p>
            <text:p>highest tile: [512, 1024, 4096, 2048, 1024, 2048, 2048, 2048, 1024, 1024, 2048, 1024, 2048, 1024, 1024, 1024, 2048, 2048, 1024, 1024, 2048, 2048, 2048, 1024, 2048, 1024, 1024, 2048, 1024, 1024, 2048, 512, 1024, 2048, 4096, 2048, 1024, 2048, 2048, 1024, 2048, 2048, 1024, 2048, 1024, 2048, 1024, 1024, 512, 2048, 1024, 1024, 1024, 1024, 1024, 2048, 1024, 2048, 4096, 1024, 2048, 2048, 2048, 2048, 2048, 1024, 1024, 1024, 512, 1024, 1024, 2048, 4096, 2048, 1024, 2048, 2048, 1024, 1024, 2048, 1024, 1024, 2048, 2048, 2048, 2048, 1024, 1024, 2048, 1024, 2048, 1024, 512, 2048, 1024, 2048, 2048, 1024, 1024, 1024, 1024, 1024, 1024, 512, 1024, 2048, 512, 1024, 2048, 1024, 2048, 1024, 1024, 512, 2048, 512, 512, 512, 1024, 1024, 2048, 2048, 1024, 2048, 2048, 1024, 1024, 2048, 1024, 1024, 256, 2048, 1024, 512, 1024, 2048, 2048, 2048, 2048, 2048, 1024, 1024, 1024, 2048, 1024, 2048, 2048, 1024, 2048, 1024, 2048, 2048, 2048, 1024, 1024, 2048, 1024, 1024, 512, 1024, 1024, 2048, 2048, 1024, 512, 512, 2048, 1024, 512, 2048, 2048, 512, 2048, 1024, 512, 1024, 1024, 2048, 2048, 512, 2048, 2048, 512, 2048, 4096, 1024, 2048, 2048, 1024, 1024, 2048, 1024, 2048, 2048, 1024, 1024, 2048, 1024, 1024, 2048, 2048, 4096, 1024, 2048, 1024, 1024, 2048, 2048, 2048, 1024, 2048, 2048, 2048, 1024, 2048, 4096, 1024, 2048, 2048, 2048, 1024, 2048, 2048, 2048, 1024, 2048, 1024, 512, 1024, 1024, 2048, 1024, 4096, 2048, 1024, 2048, 2048, 2048, 2048, 512, 2048, 512, 2048, 512, 1024, 1024, 2048, 1024, 1024, 1024, 2048, 2048, 2048, 2048, 1024, 1024, 1024, 2048, 2048, 2048, 2048, 1024, 1024, 1024, 512, 2048, 2048, 2048, 2048, 1024, 2048, 2048, 2048, 1024, 1024, 2048, 1024, 2048, 2048, 2048, 1024, 2048, 2048, 2048, 1024, 2048, 2048, 2048, 4096, 1024, 2048, 2048, 1024, 512, 1024, 2048, 2048, 1024, 1024, 1024]</text:p>
            <text:p>game_durations: [20.023184537887573, 60.039798974990845, 124.64114236831665, 83.6688015460968, 56.14776873588562, 104.59586143493652, 81.38035678863525, 76.73329663276672, 61.48920178413391, 43.959736347198486, 98.21618294715881, 62.49866032600403, 81.71426558494568, 48.10831809043884, 58.89566922187805, 47.588571548461914, 78.84895181655884, 71.44311165809631, 57.608466386795044, 55.78592300415039, 75.15162181854248, 91.30440139770508, 92.054114818573, 38.09799385070801, 96.00707793235779, 51.49931716918945, 56.50043988227844, 93.19003009796143, 28.9628803730011, 26.23641562461853, 43.29982566833496, 15.85184621810913, 26.920007705688477, 37.802053689956665, 72.8017909526825, 42.25983953475952, 26.444769382476807, 34.786725997924805, 43.42782378196716, 28.799363374710083, 40.43524479866028, 41.31374168395996, 23.00173568725586, 50.62085461616516, 27.236239910125732, 35.36907982826233, 31.0215322971344, 22.738460779190063, 19.219955444335938, 52.967857122421265, 24.0863618850708, 23.600660800933838, 27.235630989074707, 29.336246252059937, 28.45280432701111, 46.88053369522095, 25.01236128807068, 48.67344403266907, 63.35987854003906, 29.552732706069946, 37.777881145477295, 36.65318846702576, 44.714081048965454, 50.61414837837219, 44.43627452850342, 27.371822118759155, 28.6767578125, 18.541667461395264, 17.117871046066284, 31.87414813041687, 23.36874032020569, 39.25354623794556, 63.27588987350464, 39.331719160079956, 29.30527949333191, 45.44855284690857, 47.384527921676636, 29.042020082473755, 32.13281607627869, 36.69043970108032, 29.405145406723022, 31.082154273986816, 34.629637002944946, 44.30873441696167, 47.50511717796326, 46.472561836242676, 25.211925983428955, 26.651334047317505, 48.543060541152954, 26.994414806365967, 40.43165040016174, 28.3180513381958, 16.777347564697266, 42.00578284263611, 21.49665927886963, 41.10467195510864, 50.9625403881073, 24.060145378112793, 24.774533987045288, 25.387933492660522, 22.17412495613098, 30.376914262771606, 24.158724784851074, 15.94770336151123, 22.59389853477478, 44.89689040184021, 16.30592131614685, 29.204474449157715, 36.19906973838806, 27.804370641708374, 43.58960580825806, 26.020853757858276, 31.546676874160767, 18.375133752822876, 42.64312195777893, 16.446721076965332, 16.737059831619263, 16.06073021888733, 27.514694690704346, 25.27062702178955, 33.84288001060486, 40.540058612823486, 24.47504448890686, 47.28964972496033, 43.66326928138733, 26.258891582489014, 25.918266534805298, 37.97232985496521, 23.241579294204712, 27.01896047592163, 12.952572584152222, 36.910022258758545, 32.47971272468567, 17.973599195480347, 27.88390278816223, 31.689188718795776, 42.476990699768066, 40.38254952430725, 54.16083574295044, 43.63142800331116, 19.716458320617676, 28.58267641067505, 28.337873220443726, 42.96076035499573, 29.912918090820312, 50.81515955924988, 39.77242469787598, 28.33428120613098, 45.49699425697327, 27.587887287139893, 44.59348821640015, 40.82184958457947, 31.003823041915894, 26.35936188697815, 28.69711184501648, 44.1527841091156, 28.84006905555725, 29.760505437850952, 16.442429304122925, 27.488725900650024, 25.49258589744568, 49.17708611488342, 38.40510630607605, 24.30526852607727, 17.609480381011963, 16.29375982284546, 45.531235456466675, 30.444952726364136, 16.15020203590393, 45.35825848579407, 41.44502925872803, 18.85786509513855, 45.21472787857056, 28.882182121276855, 18.366346836090088, 29.129839181900024, 29.272001266479492, 46.198745012283325, 37.829434394836426, 17.44905114173889, 46.771806478500366, 36.16602087020874, 14.631876468658447, 42.31853103637695, 66.0984537601471, 27.2667179107666, 42.81417393684387, 30.2161602973938, 29.055222511291504, 23.665363788604736, 32.336286306381226, 19.341192960739136, 40.875547885894775, 43.877949953079224, 31.373233795166016, 31.579458713531494, 49.232898473739624, 31.281330585479736, 30.648436546325684, 46.0335693359375, 45.7576858997345, 57.69713568687439, 31.224685668945312, 48.710652589797974, 28.486269235610962, 30.923922300338745, 53.02013874053955, 36.93010139465332, 43.867836475372314, 29.22957420349121, 41.09159541130066, 47.74859833717346, 51.63137674331665, 23.17651891708374, 46.85316562652588, 60.524860858917236, 58.350364446640015, 99.2213888168335, 67.25087809562683, 85.44907450675964, 49.620816230773926, 101.5852279663086, 98.74236750602722, 88.01181244850159, 58.31754660606384, 82.59277415275574, 58.76834201812744, 32.35091733932495, 57.28649592399597, 54.815627098083496, 79.74568557739258, 59.03110694885254, 132.2442226409912, 88.64999532699585, 63.102182149887085, 77.48526644706726, 78.02212357521057, 68.86457324028015, 105.599454164505, 35.17134618759155, 71.49479413032532, 18.250025749206543, 39.593955516815186, 18.74756693840027, 28.79236078262329, 28.790158987045288, 47.97422933578491, 29.236948251724243, 26.95337963104248, 28.074403047561646, 40.9273726940155, 40.42203211784363, 44.74519658088684, 39.455445766448975, 28.399462699890137, 27.14529538154602, 29.263564586639404, 44.46392822265625, 48.45521354675293, 36.66728353500366, 51.38547348976135, 26.36178421974182, 22.747989177703857, 29.973673105239868, 16.370460987091064, 39.70763897895813, 32.98673224449158, 35.8346061706543, 39.03469252586365, 28.67204999923706, 50.58533811569214, 45.75615668296814, 31.81529712677002, 33.965511083602905, 32.57490134239197, 45.307288646698, 23.976952075958252, 52.14266395568848, 48.46426773071289, 46.03839063644409, 26.828191995620728, 32.924745321273804, 42.80666399002075, 44.14301896095276, 20.4749276638031, 45.18017792701721, 39.521796226501465, 36.707072019577026, 63.8035683631897, 30.973400831222534, 46.95636010169983, 50.79658222198486, 23.40509819984436, 20.65738296508789, 32.25089406967163, 49.21761441230774, 35.87841272354126, 29.776196479797363, 26.827614784240723, 28.52318549156189]</text:p>
            <text:p>win rate: 0.49333333333333335</text:p>
            <text:p>average score: 22780.333333333332</text:p>
            <text:p>7000+ proportion: 0.9933333333333333</text:p>
            <text:p>512 amount: 0.08666666666666667</text:p>
            <text:p>1024 amount: 0.4166666666666667</text:p>
            <text:p>2048 amount: 0.4633333333333333</text:p>
            <text:p>4096 amount: 0.03</text:p>
            <text:p>average time: 41.07233619530996</text:p>
            <text:p>average high tile: 1543.68</text:p>
          </table:table-cell>
        </table:table-row>
        <table:table-row table:style-name="ro3">
          <table:table-cell/>
          <table:table-cell office:value-type="string" calcext:value-type="string">
            <text:p>Heuristics: smooth: 29 steep 1</text:p>
            <text:p>number of games played: 300</text:p>
            <text:p>scores: [16092, 7164, 12800, 16468, 36628, 15120, 26804, 15908, 27848, 16132, 25912, 12504, 10932, 36332, 56036, 25544, 35732, 38424, 16892, 15792, 31860, 23608, 51056, 16512, 31912, 32244, 16324, 32028, 16488, 23940, 16580, 8724, 16076, 27416, 32612, 30160, 16204, 24232, 41200, 18588, 36016, 17792, 53100, 31048, 3364, 37696, 14568, 31712, 18480, 15252, 25576, 31396, 6756, 14424, 35512, 7520, 8576, 16196, 11832, 27628, 15348, 27016, 27924, 16444, 16060, 29868, 7748, 12096, 17144, 16460, 16468, 12728, 7656, 31380, 28008, 12880, 12056, 13060, 7140, 31968, 14752, 17068, 7136, 34412, 51292, 26824, 32648, 17120, 16196, 35832, 16376, 20344, 29264, 18396, 23420, 8216, 32312, 7340, 32208, 23128, 20796, 16192, 13976, 33912, 16120, 17456, 15872, 34460, 12320, 27620, 12096, 26372, 32204, 36524, 39044, 12264, 34176, 26236, 14000, 7776, 16488, 27384, 16180, 27344, 23460, 18840, 31876, 36072, 16176, 32388, 26824, 31164, 29148, 35912, 34028, 32332, 32244, 16540, 15984, 8020, 26208, 21904, 34684, 36764, 16208, 32524, 27248, 35780, 15432, 12648, 27176, 33780, 17144, 16936, 14404, 36072, 30460, 10760, 14044, 36144, 32248, 21496, 17084, 32288, 20152, 29672, 13272, 3452, 15908, 20152, 15816, 17324, 31840, 37860, 17024, 18196, 16236, 4844, 31192, 30884, 16464, 13568, 29164, 16128, 16312, 6932, 16180, 27868, 33888, 15760, 7920, 31612, 24940, 17136, 16824, 27340, 32000, 27204, 32392, 16972, 20092, 6772, 15680, 18708, 16508, 36188, 36348, 14608, 14728, 13392, 14576, 18976, 12232, 32368, 8304, 27548, 58340, 16460, 18148, 16488, 28012, 16596, 16800, 25760, 14548, 25628, 27140, 14160, 18208, 27336, 13016, 31904, 9560, 18616, 16104, 16184, 35340, 27856, 18508, 16404, 32484, 7268, 13052, 11084, 36264, 4924, 14480, 36364, 15960, 26904, 8788, 13460, 12460, 25732, 34140, 10748, 37100, 20524, 32276, 28964, 28548, 15512, 16420, 27356, 28040, 27748, 13120, 20644, 16652, 18284, 19476, 16260, 14164, 16696, 16312, 27236, 35876, 13124, 35464, 17168, 27588, 16844, 16792, 17864, 31368, 16532, 12248, 37916, 16256, 16324, 30052, 18388, 34764, 27184, 28148, 12740, 48252, 31088, 32796, 8028]</text:p>
            <text:p>highest tile: [1024, 512, 1024, 1024, 2048, 1024, 2048, 1024, 2048, 1024, 2048, 1024, 1024, 2048, 4096, 2048, 2048, 2048, 1024, 1024, 2048, 2048, 4096, 1024, 2048, 2048, 1024, 2048, 1024, 2048, 1024, 512, 1024, 2048, 2048, 2048, 1024, 2048, 2048, 1024, 2048, 1024, 4096, 2048, 256, 2048, 1024, 2048, 1024, 1024, 2048, 2048, 512, 1024, 2048, 512, 512, 1024, 512, 2048, 1024, 2048, 2048, 1024, 1024, 2048, 512, 1024, 1024, 1024, 1024, 1024, 512, 2048, 2048, 1024, 512, 1024, 512, 2048, 1024, 1024, 512, 2048, 4096, 2048, 2048, 1024, 1024, 2048, 1024, 1024, 2048, 1024, 2048, 512, 2048, 512, 2048, 2048, 1024, 1024, 1024, 2048, 1024, 1024, 1024, 2048, 1024, 2048, 1024, 2048, 2048, 2048, 2048, 512, 2048, 2048, 1024, 512, 1024, 2048, 1024, 2048, 2048, 1024, 2048, 2048, 1024, 2048, 2048, 2048, 2048, 2048, 2048, 2048, 2048, 1024, 1024, 512, 2048, 2048, 2048, 2048, 1024, 2048, 2048, 2048, 1024, 1024, 2048, 2048, 1024, 1024, 1024, 2048, 2048, 1024, 1024, 2048, 2048, 2048, 1024, 2048, 1024, 2048, 1024, 256, 1024, 1024, 1024, 1024, 2048, 2048, 1024, 1024, 1024, 256, 2048, 2048, 1024, 1024, 2048, 1024, 1024, 512, 1024, 2048, 2048, 1024, 512, 2048, 2048, 1024, 1024, 2048, 2048, 2048, 2048, 1024, 1024, 512, 1024, 1024, 1024, 2048, 2048, 1024, 1024, 1024, 1024, 1024, 1024, 2048, 512, 2048, 4096, 1024, 1024, 1024, 2048, 1024, 1024, 2048, 1024, 2048, 2048, 1024, 1024, 2048, 1024, 2048, 512, 1024, 1024, 1024, 2048, 2048, 1024, 1024, 2048, 512, 1024, 1024, 2048, 512, 1024, 2048, 1024, 2048, 512, 1024, 1024, 2048, 2048, 1024, 2048, 1024, 2048, 2048, 2048, 1024, 1024, 2048, 2048, 2048, 1024, 2048, 1024, 1024, 1024, 1024, 1024, 1024, 1024, 2048, 2048, 1024, 2048, 1024, 2048, 1024, 1024, 1024, 2048, 1024, 1024, 2048, 1024, 1024, 2048, 1024, 2048, 2048, 2048, 1024, 4096, 2048, 2048, 512]</text:p>
            <text:p>game_durations: [28.956215858459473, 16.336567163467407, 29.701966524124146, 53.48331332206726, 98.977285861969, 52.67240357398987, 72.63314247131348, 56.906835079193115, 81.56611728668213, 56.30680513381958, 68.19611954689026, 45.451618909835815, 40.60017967224121, 94.2604112625122, 128.5902545452118, 69.63128542900085, 97.65392994880676, 102.70150780677795, 51.2785906791687, 51.10278820991516, 86.11173987388611, 68.71531009674072, 106.20617032051086, 60.88054871559143, 85.13058924674988, 87.67270731925964, 54.8049750328064, 81.64532423019409, 41.13157415390015, 33.09843993186951, 25.413365602493286, 16.219738245010376, 23.431239128112793, 35.86709403991699, 41.04220700263977, 43.70929217338562, 25.98895835876465, 33.3014771938324, 46.7454400062561, 27.444084882736206, 44.981449604034424, 28.928117752075195, 59.05742907524109, 40.912726163864136, 7.688949823379517, 48.95260977745056, 24.99051332473755, 41.598594427108765, 29.02931785583496, 25.370245695114136, 36.950318574905396, 40.09729743003845, 12.7635977268219, 24.278463125228882, 48.7023663520813, 31.82448720932007, 35.62874412536621, 55.54583287239075, 43.84097409248352, 78.85606026649475, 52.08798098564148, 73.63563895225525, 77.18117904663086, 54.511441469192505, 51.10522985458374, 84.65584421157837, 31.99077558517456, 44.65737867355347, 32.24987483024597, 26.646060466766357, 27.339351654052734, 22.223885536193848, 15.814499139785767, 41.53231763839722, 37.09414052963257, 20.240869998931885, 17.336889505386353, 22.30541205406189, 14.409310579299927, 42.7650887966156, 22.91096544265747, 25.479612588882446, 13.244325876235962, 42.04815173149109, 75.13782405853271, 78.27834939956665, 89.88439774513245, 56.65679621696472, 53.23976922035217, 99.17190289497375, 55.2872200012207, 62.290446758270264, 76.1439311504364, 54.97950053215027, 69.87488222122192, 35.082507610321045, 84.22028684616089, 34.702847480773926, 87.20066618919373, 63.10177230834961, 64.73637342453003, 54.59059023857117, 52.11230969429016, 87.08226680755615, 57.823161602020264, 57.75592923164368, 57.836594343185425, 88.10893607139587, 40.085269927978516, 82.12161707878113, 42.65828585624695, 75.34720873832703, 84.96268129348755, 102.65761661529541, 100.32890105247498, 42.04117798805237, 83.68040943145752, 78.40253639221191, 44.52028250694275, 35.61851215362549, 58.268115282058716, 81.26651930809021, 52.897850036621094, 79.3363664150238, 65.88950490951538, 60.125935316085815, 92.18951392173767, 88.3574583530426, 55.08181691169739, 83.9352617263794, 74.55035185813904, 80.09428358078003, 81.18970513343811, 93.38110613822937, 92.95160007476807, 87.75530052185059, 87.17743062973022, 59.73202443122864, 53.277578592300415, 35.815449237823486, 71.89615106582642, 62.76586174964905, 94.1741099357605, 93.66330552101135, 53.00167274475098, 81.71890020370483, 62.05653738975525, 47.53592085838318, 24.941311836242676, 21.936681985855103, 39.01442360877991, 44.40999937057495, 27.40994095802307, 25.709411144256592, 23.647911071777344, 43.13200521469116, 38.257551431655884, 18.324913501739502, 21.815659999847412, 46.55938911437988, 40.44381046295166, 30.07976531982422, 27.174227952957153, 41.83497357368469, 29.834084033966064, 38.560099363327026, 24.345452070236206, 8.749562978744507, 27.690870761871338, 27.70922565460205, 26.152132511138916, 29.986156702041626, 38.195740938186646, 47.231300830841064, 25.505756616592407, 28.177474975585938, 26.529302835464478, 9.459597110748291, 39.73338031768799, 41.681156873703, 27.463196992874146, 22.94401741027832, 37.62223148345947, 24.51493740081787, 26.44478178024292, 14.943523645401001, 26.893415689468384, 38.13866472244263, 41.16110563278198, 26.431586265563965, 17.257132530212402, 38.487144470214844, 32.75183629989624, 27.25757336616516, 26.107118844985962, 35.88830351829529, 39.20666027069092, 35.64639496803284, 43.454179525375366, 26.368829011917114, 28.36418628692627, 11.494601726531982, 22.14481830596924, 26.84388518333435, 26.472294330596924, 46.51668119430542, 46.81170845031738, 24.119433403015137, 25.33222508430481, 40.84357142448425, 54.37064242362976, 59.236759424209595, 48.453572273254395, 88.34788656234741, 28.430225372314453, 77.6469132900238, 128.85870814323425, 33.57299089431763, 53.49164271354675, 47.580700159072876, 34.153825521469116, 23.327906847000122, 28.13533663749695, 35.25204014778137, 22.57142663002014, 34.53053951263428, 38.09667158126831, 24.660226821899414, 26.955543041229248, 36.90721774101257, 22.726326942443848, 39.432997941970825, 17.615777015686035, 36.39659857749939, 28.29077434539795, 29.38517451286316, 46.20034980773926, 41.44181156158447, 27.064196825027466, 26.34145736694336, 42.752599239349365, 15.034932374954224, 22.357942581176758, 19.05490756034851, 45.846134662628174, 12.311852931976318, 24.184460401535034, 46.999133825302124, 26.61413049697876, 39.05461120605469, 15.87436819076538, 23.327423810958862, 22.378111600875854, 36.418272495269775, 44.56645488739014, 18.901355981826782, 47.79305028915405, 32.16730737686157, 42.0444221496582, 40.76617217063904, 40.811931133270264, 26.668758153915405, 27.76093363761902, 38.64722657203674, 38.37260413169861, 36.58259344100952, 20.247419118881226, 27.33060598373413, 26.0073823928833, 28.042279720306396, 29.086907386779785, 26.430922985076904, 23.31067943572998, 28.86589288711548, 26.932567834854126, 35.9959774017334, 40.825836420059204, 21.464210033416748, 41.99504828453064, 25.985455751419067, 36.012032985687256, 25.896571397781372, 27.06372880935669, 28.641985654830933, 38.01399755477905, 26.92923140525818, 21.704848527908325, 44.28787302970886, 26.21278429031372, 23.709198713302612, 35.72962737083435, 27.558382034301758, 42.873316526412964, 37.05239653587341, 35.43567609786987, 20.699103593826294, 53.301358222961426, 36.1120445728302, 42.64491534233093, 14.589923858642578]</text:p>
            <text:p>win rate: 0.45666666666666667</text:p>
            <text:p>average score: 22370.28</text:p>
            <text:p>7000+ proportion: 0.9766666666666667</text:p>
            <text:p>512 amount: 0.08333333333333333</text:p>
            <text:p>1024 amount: 0.45</text:p>
            <text:p>2048 amount: 0.43666666666666665</text:p>
            <text:p>4096 amount: 0.02</text:p>
            <text:p>average time: 44.72919583876928</text:p>
            <text:p>average high tile: 1482.24</text:p>
            <text:p/>
          </table:table-cell>
        </table:table-row>
        <table:table-row table:style-name="ro3">
          <table:table-cell/>
          <table:table-cell office:value-type="string" calcext:value-type="string">
            <text:p>Heuristics: smooth: 32 steep 1</text:p>
            <text:p>number of games played: 300</text:p>
            <text:p>scores: [16816, 8140, 27140, 40476, 27224, 25828, 33472, 23084, 30812, 23196, 28248, 16588, 9732, 18780, 15384, 8120, 24240, 18452, 32728, 26800, 16456, 27216, 14468, 11828, 27472, 10644, 17708, 31572, 11116, 29012, 14824, 7204, 15380, 34468, 27120, 16280, 32228, 31524, 10840, 33800, 16172, 28928, 31464, 16084, 27564, 7748, 17044, 18100, 35592, 27044, 14488, 18380, 23172, 23744, 23584, 3312, 27292, 32356, 30908, 16404, 16040, 27568, 16384, 16260, 24648, 7960, 14520, 27296, 24064, 23168, 12500, 35816, 24036, 14712, 27360, 16164, 20056, 27168, 6628, 23932, 9168, 22264, 37244, 36220, 8280, 24016, 34560, 19844, 16164, 27316, 16320, 18052, 16940, 12288, 31816, 27588, 36124, 27560, 7552, 25544, 32976, 36124, 36192, 15076, 27548, 50956, 16440, 16572, 27128, 27460, 16304, 37308, 23656, 7672, 7404, 31880, 26268, 36196, 25576, 35304, 34456, 27300, 14072, 26556, 32224, 35996, 12160, 21728, 16172, 16208, 32576, 18104, 27116, 16616, 35172, 15056, 36248, 32536, 17092, 56404, 6996, 7224, 32120, 15368, 48236, 26864, 16400, 27612, 26484, 15804, 27136, 6972, 36856, 14052, 36228, 16228, 23004, 9504, 15688, 35092, 22184, 15452, 33308, 23596, 18828, 23480, 16364, 27096, 31344, 28160, 9248, 23496, 31120, 19736, 13940, 14484, 32976, 16488, 16136, 18448, 31704, 27288, 12528, 9268, 12460, 25072, 27552, 27612, 35332, 15864, 27668, 36028, 16912, 26800, 15280, 27304, 33928, 16064, 24052, 25764, 12680, 6360, 32924, 21520, 56628, 17828, 13404, 36912, 14008, 26244, 32576, 30144, 16112, 16116, 12056, 23364, 15564, 31560, 27268, 34432, 16472, 32780, 24156, 27204, 12312, 16336, 14224, 13168, 14556, 12092, 8176, 36264, 28956, 16232, 23380, 56236, 16916, 32736, 17244, 16552, 14208, 27492, 15552, 52256, 16724, 17632, 28052, 13168, 51332, 27412, 24084, 16744, 27216, 12656, 16344, 32520, 17176, 33448, 7716, 27900, 11808, 32768, 30956, 16740, 18088, 30452, 21000, 46212, 4756, 27620, 36264, 7240, 23840, 36072, 8304, 33260, 28248, 34164, 21904, 27344, 29888, 37164, 30660, 32740, 16184, 36300, 10448, 12108, 12936, 12568, 15956, 18584, 23772, 23208, 36560, 32128, 34468, 23408, 25300, 27040]</text:p>
            <text:p>highest tile: [1024, 512, 2048, 2048, 2048, 2048, 2048, 2048, 2048, 2048, 2048, 1024, 512, 1024, 1024, 512, 2048, 1024, 2048, 2048, 1024, 2048, 1024, 1024, 2048, 1024, 1024, 2048, 1024, 2048, 1024, 512, 1024, 2048, 2048, 1024, 2048, 2048, 1024, 2048, 1024, 2048, 2048, 1024, 2048, 512, 1024, 1024, 2048, 2048, 1024, 1024, 2048, 2048, 2048, 256, 2048, 2048, 2048, 1024, 1024, 2048, 1024, 1024, 2048, 512, 1024, 2048, 2048, 2048, 1024, 2048, 2048, 1024, 2048, 1024, 1024, 2048, 512, 2048, 512, 2048, 2048, 2048, 512, 2048, 2048, 1024, 1024, 2048, 1024, 1024, 1024, 1024, 2048, 2048, 2048, 2048, 512, 2048, 2048, 2048, 2048, 1024, 2048, 4096, 1024, 1024, 2048, 2048, 1024, 2048, 2048, 512, 512, 2048, 2048, 2048, 2048, 2048, 2048, 2048, 1024, 2048, 2048, 2048, 1024, 2048, 1024, 1024, 2048, 1024, 2048, 1024, 2048, 1024, 2048, 2048, 1024, 4096, 512, 512, 2048, 1024, 4096, 2048, 1024, 2048, 2048, 1024, 2048, 512, 2048, 1024, 2048, 1024, 2048, 512, 1024, 2048, 2048, 1024, 2048, 2048, 1024, 2048, 1024, 2048, 2048, 2048, 512, 2048, 2048, 1024, 1024, 1024, 2048, 1024, 1024, 1024, 2048, 2048, 1024, 512, 1024, 2048, 2048, 2048, 2048, 1024, 2048, 2048, 1024, 2048, 1024, 2048, 2048, 1024, 2048, 2048, 1024, 512, 2048, 2048, 4096, 1024, 1024, 2048, 1024, 2048, 2048, 2048, 1024, 1024, 1024, 2048, 1024, 2048, 2048, 2048, 1024, 2048, 2048, 2048, 1024, 1024, 1024, 1024, 1024, 1024, 512, 2048, 2048, 1024, 2048, 4096, 1024, 2048, 1024, 1024, 1024, 2048, 1024, 4096, 1024, 1024, 2048, 1024, 4096, 2048, 2048, 1024, 2048, 1024, 1024, 2048, 1024, 2048, 512, 2048, 1024, 2048, 2048, 1024, 1024, 2048, 2048, 4096, 512, 2048, 2048, 512, 2048, 2048, 512, 2048, 2048, 2048, 2048, 2048, 2048, 2048, 2048, 2048, 1024, 2048, 1024, 1024, 1024, 1024, 1024, 1024, 2048, 2048, 2048, 2048, 2048, 2048, 2048, 2048]</text:p>
            <text:p>game_durations: [49.05730986595154, 19.9877712726593, 54.490936040878296, 55.624069929122925, 38.90176296234131, 36.34076714515686, 44.539011001586914, 33.0339252948761, 40.21539902687073, 33.275816679000854, 37.03834843635559, 26.212183237075806, 16.96400737762451, 28.28982162475586, 32.91287541389465, 38.4070885181427, 77.10372805595398, 67.23606729507446, 96.89173102378845, 82.64343309402466, 53.88650918006897, 85.34770846366882, 48.1098358631134, 40.702783823013306, 79.6539740562439, 39.1100070476532, 65.40952110290527, 94.92457914352417, 46.4488160610199, 91.12948536872864, 51.42903709411621, 29.232691526412964, 58.039583921432495, 102.69647979736328, 79.35484981536865, 56.595200538635254, 89.70865750312805, 94.82016515731812, 45.3168671131134, 99.72011828422546, 49.581714391708374, 89.10919857025146, 89.73015999794006, 59.43692421913147, 80.55321526527405, 35.2364068031311, 58.76863241195679, 64.58232378959656, 92.63171792030334, 76.76907324790955, 45.78778886795044, 59.59931540489197, 70.99466228485107, 56.706334352493286, 68.92025017738342, 16.430846691131592, 82.58200263977051, 86.20850682258606, 90.24171948432922, 59.48611521720886, 53.95313310623169, 85.0606541633606, 59.48497557640076, 55.97337770462036, 75.79397058486938, 38.68246793746948, 50.50435400009155, 79.35623669624329, 76.18923282623291, 65.96543097496033, 45.85619044303894, 93.7330846786499, 74.02909922599792, 52.954681396484375, 78.22428369522095, 46.54722237586975, 63.79518723487854, 76.08854079246521, 32.07593846321106, 64.29573678970337, 38.1440486907959, 63.90108633041382, 96.96511459350586, 93.02966475486755, 28.28421425819397, 69.56739521026611, 93.52136850357056, 64.32057976722717, 55.8978796005249, 78.5326611995697, 55.97890329360962, 61.22818613052368, 54.02612900733948, 45.572490215301514, 86.37347173690796, 81.5512523651123, 89.07779169082642, 81.84320306777954, 34.07206916809082, 76.36667728424072, 86.0478789806366, 91.62997269630432, 95.4071044921875, 52.92651915550232, 80.2890989780426, 117.94972348213196, 54.73093914985657, 57.16891264915466, 78.74236369132996, 76.48473858833313, 52.92975425720215, 97.30611944198608, 30.51888132095337, 16.353915691375732, 14.461567878723145, 40.64682412147522, 36.939767599105835, 47.1539032459259, 34.08320140838623, 46.77363610267639, 44.1437623500824, 37.98902249336243, 23.566043615341187, 36.8365204334259, 41.41162919998169, 47.11581802368164, 21.411025047302246, 33.336323499679565, 26.720952033996582, 25.552228450775146, 45.580366134643555, 29.005037784576416, 40.04577612876892, 28.04039764404297, 45.01555275917053, 24.94140338897705, 44.42478036880493, 44.487996101379395, 28.26626420021057, 61.15496373176575, 15.617942571640015, 14.31359076499939, 43.32248044013977, 24.375528573989868, 53.79891896247864, 55.63979983329773, 58.12733507156372, 83.03281164169312, 84.13230228424072, 55.53807258605957, 78.63655185699463, 33.46332311630249, 101.62155199050903, 47.16093301773071, 95.48750424385071, 61.20708084106445, 73.60750937461853, 39.46045446395874, 54.26903963088989, 89.48182320594788, 64.09257650375366, 54.26513886451721, 96.02247166633606, 69.097585439682, 67.64530849456787, 72.33945298194885, 63.38730025291443, 81.7163188457489, 89.98218774795532, 81.42809438705444, 40.57978796958923, 71.3271312713623, 84.5134379863739, 61.0372896194458, 46.11272573471069, 52.486469745635986, 93.52258467674255, 58.15110492706299, 54.796610593795776, 61.00689339637756, 87.33819031715393, 78.78911566734314, 48.34986448287964, 21.907789945602417, 17.679155588150024, 33.386902809143066, 38.894333839416504, 40.82025194168091, 47.33330297470093, 26.698211669921875, 42.23346138000488, 48.812286376953125, 28.020052671432495, 36.798672676086426, 27.62709403038025, 51.39222049713135, 50.77140736579895, 27.169696807861328, 34.784446477890015, 36.11578178405762, 23.472663402557373, 12.820570230484009, 43.99095129966736, 29.236905097961426, 65.18329930305481, 28.955947399139404, 25.144607067108154, 50.762014865875244, 24.43688654899597, 37.8601610660553, 44.05324983596802, 38.043423891067505, 26.49903130531311, 27.19579792022705, 21.229554414749146, 35.81145763397217, 25.37735414505005, 46.56012940406799, 34.78406643867493, 43.39526581764221, 28.634342193603516, 44.42426919937134, 35.1079785823822, 38.934059381484985, 20.5792019367218, 26.10202932357788, 24.938268184661865, 24.98301935195923, 24.41380023956299, 21.12809681892395, 18.357852458953857, 50.05486536026001, 40.27943754196167, 26.246907234191895, 32.3641619682312, 63.008782625198364, 26.53780436515808, 38.925169706344604, 26.61635994911194, 24.83221125602722, 24.247973203659058, 36.64883279800415, 24.505071878433228, 55.60033464431763, 27.095130443572998, 28.7898588180542, 40.56635642051697, 21.13794445991516, 56.411423206329346, 37.35228443145752, 35.35192275047302, 27.845908880233765, 40.70700979232788, 20.466918230056763, 27.078015327453613, 41.152114391326904, 30.487980842590332, 44.429909229278564, 15.600530624389648, 37.16199278831482, 20.039159297943115, 39.15637016296387, 40.68752431869507, 27.344531774520874, 26.902140378952026, 38.475409746170044, 25.46864891052246, 50.941264152526855, 9.645586252212524, 37.99704432487488, 84.35435938835144, 18.064983367919922, 65.88425040245056, 94.99537444114685, 36.44546318054199, 90.14887738227844, 75.80546259880066, 94.15258169174194, 63.87675142288208, 85.3331971168518, 82.41498756408691, 93.57998728752136, 87.1558792591095, 72.27961254119873, 27.268954277038574, 51.89043879508972, 19.934682607650757, 20.831700563430786, 22.01704216003418, 22.51412582397461, 28.20608115196228, 31.206905126571655, 30.258516550064087, 34.03142786026001, 51.25712060928345, 44.52479887008667, 45.16924595832825, 34.01239514350891, 37.74242877960205, 37.21734166145325]</text:p>
            <text:p>win rate: 0.56</text:p>
            <text:p>average score: 23235.96</text:p>
            <text:p>7000+ proportion: 0.98</text:p>
            <text:p>512 amount: 0.08</text:p>
            <text:p>1024 amount: 0.3566666666666667</text:p>
            <text:p>2048 amount: 0.5333333333333333</text:p>
            <text:p>4096 amount: 0.02666666666666667</text:p>
            <text:p>average time: 51.30815963427226</text:p>
            <text:p>average high tile: 1608.5333333333333</text:p>
            <text:p/>
          </table:table-cell>
        </table:table-row>
        <table:table-row table:style-name="ro9">
          <table:table-cell/>
          <table:table-cell office:value-type="string" calcext:value-type="string">
            <text:p>Heuristics: smooth: 30 steep 1</text:p>
            <text:p>number of games played: 1000</text:p>
            <text:p>win rate: 0.48</text:p>
            <text:p>average score: 22620.616</text:p>
            <text:p>7000+ proportion: 0.986</text:p>
            <text:p>512 amount: 0.086</text:p>
            <text:p>1024 amount: 0.43</text:p>
            <text:p>2048 amount: 0.456</text:p>
            <text:p>4096 amount: 0.024</text:p>
            <text:p>average time: 69.86031953096389</text:p>
            <text:p>average high tile: 1517.568</text:p>
            <text:p>max score: 66968 min score: 3148</text:p>
          </table:table-cell>
        </table:table-row>
        <table:table-row table:style-name="ro9">
          <table:table-cell/>
          <table:table-cell office:value-type="string" calcext:value-type="string">
            <text:p>Heuristics: smooth: 30.5 steep 1</text:p>
            <text:p>number of games played: 1000</text:p>
            <text:p>win rate: 0.483</text:p>
            <text:p>average score: 23168.32</text:p>
            <text:p>7000+ proportion: 0.986</text:p>
            <text:p>512 amount: 0.072</text:p>
            <text:p>1024 amount: 0.442</text:p>
            <text:p>2048 amount: 0.448</text:p>
            <text:p>4096 amount: 0.035</text:p>
            <text:p>average time: 70.43037605595589</text:p>
            <text:p>average high tile: 1550.976</text:p>
            <text:p>max score: 71456 min score: 1600</text:p>
          </table:table-cell>
        </table:table-row>
        <table:table-row table:style-name="ro9">
          <table:table-cell/>
          <table:table-cell office:value-type="string" calcext:value-type="string">
            <text:p>Heuristics: smooth: 29.8 steep 1</text:p>
            <text:p>number of games played: 1000</text:p>
            <text:p>win rate: 0.513</text:p>
            <text:p>average score: 23380.976</text:p>
            <text:p>7000+ proportion: 0.994</text:p>
            <text:p>512 amount: 0.058</text:p>
            <text:p>1024 amount: 0.428</text:p>
            <text:p>2048 amount: 0.484</text:p>
            <text:p>4096 amount: 0.029</text:p>
            <text:p>average time: 69.10481217002868</text:p>
            <text:p>average high tile: 1578.24</text:p>
            <text:p>max score: 67332 min score: 3032</text:p>
          </table:table-cell>
        </table:table-row>
        <table:table-row table:style-name="ro9">
          <table:table-cell/>
          <table:table-cell office:value-type="string" calcext:value-type="string">
            <text:p>Heuristics: smooth: 29.5 steep 1</text:p>
            <text:p>number of games played: 1000</text:p>
            <text:p>win rate: 0.484</text:p>
            <text:p>average score: 22418.764</text:p>
            <text:p>7000+ proportion: 0.983</text:p>
            <text:p>512 amount: 0.083</text:p>
            <text:p>1024 amount: 0.425</text:p>
            <text:p>2048 amount: 0.463</text:p>
            <text:p>4096 amount: 0.021</text:p>
            <text:p>average time: 69.66839766788483</text:p>
            <text:p>average high tile: 1513.728</text:p>
            <text:p>max score: 67164 min score: 1564</text:p>
          </table:table-cell>
        </table:table-row>
        <table:table-row table:style-name="ro9">
          <table:table-cell/>
          <table:table-cell office:value-type="string" calcext:value-type="string">
            <text:p>Heuristics: smooth: 30.2 steep 1</text:p>
            <text:p>number of games played: 1000</text:p>
            <text:p>win rate: 0.53</text:p>
            <text:p>average score: 24002.372</text:p>
            <text:p>7000+ proportion: 0.989</text:p>
            <text:p>512 amount: 0.058</text:p>
            <text:p>1024 amount: 0.409</text:p>
            <text:p>2048 amount: 0.498</text:p>
            <text:p>4096 amount: 0.032</text:p>
            <text:p>average time: 70.49340766334534</text:p>
            <text:p>average high tile: 1600.256</text:p>
            <text:p>max score: 67488 min score: 3128</text:p>
          </table:table-cell>
        </table:table-row>
        <table:table-row table:style-name="ro9">
          <table:table-cell/>
          <table:table-cell office:value-type="string" calcext:value-type="string">
            <text:p>Heuristics: smooth: 30 steep 1</text:p>
            <text:p>number of games played: 1000</text:p>
            <text:p>win rate: 0.499</text:p>
            <text:p>average score: 23676.808</text:p>
            <text:p>7000+ proportion: 0.988</text:p>
            <text:p>512 amount: 0.062</text:p>
            <text:p>1024 amount: 0.434</text:p>
            <text:p>2048 amount: 0.457</text:p>
            <text:p>4096 amount: 0.042</text:p>
            <text:p>average time: 69.47912838959694</text:p>
            <text:p>average high tile: 1585.408</text:p>
            <text:p>max score: 76632 min score: 2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6:20:40.065275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0:17:29.381011989</meta:creation-date>
    <dc:date>2019-04-25T02:37:13.647114056</dc:date>
    <meta:editing-duration>PT39M32S</meta:editing-duration>
    <meta:editing-cycles>6</meta:editing-cycles>
    <meta:generator>LibreOffice/6.0.7.3$Linux_X86_64 LibreOffice_project/00m0$Build-3</meta:generator>
    <meta:document-statistic meta:table-count="1" meta:cell-count="20" meta:object-count="0"/>
  </office:meta>
</office:document-meta>
</file>